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60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6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Percent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/>
    </style:style>
    <style:style style:name="T2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/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/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3">
          <table:table-cell table:style-name="ce1"/>
          <table:table-cell table:style-name="ce5" table:formula="of:=INFO.OBBA.OBBA.OBCONTROLPANELSETVISIBLE([.C7])" office:value-type="boolean" office:boolean-value="true" calcext:value-type="boolean">
            <text:p/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finmath experiments/spreadsheets/Pseudo Random and Low Discrepancy Sequences/../../bin" calcext:value-type="string">
            <text:p>/Users/fries/Documents/Development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2"/>
          <table:table-cell table:style-name="ce1"/>
          <table:table-cell table:style-name="ce10" table:formula="of:=IF(ISERROR([.F11]);NA();&quot;&quot;)">
            <text:p/>
          </table:table-cell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4.0.16" calcext:value-type="string">
            <text:p>4.0.16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6">
          <table:table-cell table:style-name="ce1" table:number-columns-repeated="8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ton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47" table:default-cell-style-name="Default"/>
        <table:table-column table:style-name="co7" table:number-columns-repeated="767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he sampling of two dimensional points from a Halton sequence</text:p>
          </table:table-cell>
          <table:table-cell table:style-name="ce13" table:number-columns-repeated="6"/>
          <table:table-cell table:style-name="ce21"/>
          <table:table-cell table:style-name="ce13" table:number-columns-repeated="1015"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3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1015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 table:style-name="ce1"/>
          <table:table-cell table:style-name="ce3" office:value-type="string" calcext:value-type="string">
            <text:p>Halton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Halton sequence</text:p>
          </table:table-cell>
          <table:table-cell table:style-name="ce22"/>
          <table:table-cell table:style-name="ce18"/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1</text:p>
          </table:table-cell>
          <table:table-cell table:style-name="ce19" office:value-type="string" calcext:value-type="string">
            <text:p>x2</text:p>
          </table:table-cell>
          <table:table-cell table:style-name="ce26"/>
          <table:table-cell table:style-name="ce1" table:number-columns-repeated="246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base1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])))" office:value-type="float" office:value="0.5" calcext:value-type="float">
            <text:p/>
          </table:table-cell>
          <table:table-cell table:style-name="ce25" office:value-type="float" office:value="0.33333333333333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base2</text:p>
          </table:table-cell>
          <table:table-cell table:style-name="ce17" office:value-type="float" office:value="3" calcext:value-type="float">
            <text:p>3</text:p>
          </table:table-cell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])))" office:value-type="float" office:value="0.25" calcext:value-type="float">
            <text:p/>
          </table:table-cell>
          <table:table-cell table:style-name="ce25" office:value-type="float" office:value="0.66666666666666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])))" office:value-type="float" office:value="0.75" calcext:value-type="float">
            <text:p/>
          </table:table-cell>
          <table:table-cell table:style-name="ce25" office:value-type="float" office:value="0.11111111111111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])))" office:value-type="float" office:value="0.125" calcext:value-type="float">
            <text:p/>
          </table:table-cell>
          <table:table-cell table:style-name="ce25" office:value-type="float" office:value="0.44444444444444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6" table:formula="of:=INFO.OBBA.OBBA.OBMAKE(&quot;haltonSequence&quot;;obLibs&amp;&quot;net.finmath.experiments.montecarlo.randomnumbers.HaltonSequence&quot;;INFO.OBBA.OBBA.OBMAKE(&quot;&quot;;&quot;int[]&quot;;[.C8:.C9]))" office:value-type="string" office:string-value="haltonSequence &#10;[3565]" calcext:value-type="string">
            <text:p>haltonSequence </text:p>
            <text:p>[3565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])))" office:value-type="float" office:value="0.625" calcext:value-type="float">
            <text:p/>
          </table:table-cell>
          <table:table-cell table:style-name="ce25" office:value-type="float" office:value="0.77777777777777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">
            <draw:frame table:end-cell-address="'Halton Sequence'.G31" table:end-x="1.2cm" table:end-y="0.084cm" draw:z-index="0" draw:style-name="gr1" svg:width="11.018cm" svg:height="7.446cm" svg:x="0.056cm" svg:y="0.354cm">
              <draw:object draw:notify-on-update-of-ranges="'Halton Sequence'.I8:'Halton Sequence'.I507 'Halton Sequence'.J8:'Halton Sequence'.J5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])))" office:value-type="float" office:value="0.375" calcext:value-type="float">
            <text:p/>
          </table:table-cell>
          <table:table-cell table:style-name="ce25" office:value-type="float" office:value="0.22222222222222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])))" office:value-type="float" office:value="0.875" calcext:value-type="float">
            <text:p/>
          </table:table-cell>
          <table:table-cell table:style-name="ce25" office:value-type="float" office:value="0.5555555555555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])))" office:value-type="float" office:value="0.0625" calcext:value-type="float">
            <text:p/>
          </table:table-cell>
          <table:table-cell table:style-name="ce25" office:value-type="float" office:value="0.88888888888888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])))" office:value-type="float" office:value="0.5625" calcext:value-type="float">
            <text:p/>
          </table:table-cell>
          <table:table-cell table:style-name="ce25" office:value-type="float" office:value="0.03703703703703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])))" office:value-type="float" office:value="0.3125" calcext:value-type="float">
            <text:p/>
          </table:table-cell>
          <table:table-cell table:style-name="ce25" office:value-type="float" office:value="0.3703703703703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])))" office:value-type="float" office:value="0.8125" calcext:value-type="float">
            <text:p/>
          </table:table-cell>
          <table:table-cell table:style-name="ce25" office:value-type="float" office:value="0.70370370370370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])))" office:value-type="float" office:value="0.1875" calcext:value-type="float">
            <text:p/>
          </table:table-cell>
          <table:table-cell table:style-name="ce25" office:value-type="float" office:value="0.14814814814814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])))" office:value-type="float" office:value="0.6875" calcext:value-type="float">
            <text:p/>
          </table:table-cell>
          <table:table-cell table:style-name="ce25" office:value-type="float" office:value="0.48148148148148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])))" office:value-type="float" office:value="0.4375" calcext:value-type="float">
            <text:p/>
          </table:table-cell>
          <table:table-cell table:style-name="ce25" office:value-type="float" office:value="0.81481481481481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])))" office:value-type="float" office:value="0.9375" calcext:value-type="float">
            <text:p/>
          </table:table-cell>
          <table:table-cell table:style-name="ce25" office:value-type="float" office:value="0.25925925925925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])))" office:value-type="float" office:value="0.03125" calcext:value-type="float">
            <text:p/>
          </table:table-cell>
          <table:table-cell table:style-name="ce25" office:value-type="float" office:value="0.59259259259259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])))" office:value-type="float" office:value="0.53125" calcext:value-type="float">
            <text:p/>
          </table:table-cell>
          <table:table-cell table:style-name="ce25" office:value-type="float" office:value="0.92592592592592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])))" office:value-type="float" office:value="0.28125" calcext:value-type="float">
            <text:p/>
          </table:table-cell>
          <table:table-cell table:style-name="ce25" office:value-type="float" office:value="0.07407407407407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])))" office:value-type="float" office:value="0.78125" calcext:value-type="float">
            <text:p/>
          </table:table-cell>
          <table:table-cell table:style-name="ce25" office:value-type="float" office:value="0.40740740740740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])))" office:value-type="float" office:value="0.15625" calcext:value-type="float">
            <text:p/>
          </table:table-cell>
          <table:table-cell table:style-name="ce25" office:value-type="float" office:value="0.7407407407407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])))" office:value-type="float" office:value="0.65625" calcext:value-type="float">
            <text:p/>
          </table:table-cell>
          <table:table-cell table:style-name="ce25" office:value-type="float" office:value="0.1851851851851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])))" office:value-type="float" office:value="0.40625" calcext:value-type="float">
            <text:p/>
          </table:table-cell>
          <table:table-cell table:style-name="ce25" office:value-type="float" office:value="0.51851851851851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])))" office:value-type="float" office:value="0.90625" calcext:value-type="float">
            <text:p/>
          </table:table-cell>
          <table:table-cell table:style-name="ce25" office:value-type="float" office:value="0.85185185185185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])))" office:value-type="float" office:value="0.09375" calcext:value-type="float">
            <text:p/>
          </table:table-cell>
          <table:table-cell table:style-name="ce25" office:value-type="float" office:value="0.29629629629629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])))" office:value-type="float" office:value="0.59375" calcext:value-type="float">
            <text:p/>
          </table:table-cell>
          <table:table-cell table:style-name="ce25" office:value-type="float" office:value="0.6296296296296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])))" office:value-type="float" office:value="0.34375" calcext:value-type="float">
            <text:p/>
          </table:table-cell>
          <table:table-cell table:style-name="ce25" office:value-type="float" office:value="0.96296296296296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])))" office:value-type="float" office:value="0.84375" calcext:value-type="float">
            <text:p/>
          </table:table-cell>
          <table:table-cell table:style-name="ce25" office:value-type="float" office:value="0.012345679012345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])))" office:value-type="float" office:value="0.21875" calcext:value-type="float">
            <text:p/>
          </table:table-cell>
          <table:table-cell table:style-name="ce25" office:value-type="float" office:value="0.34567901234567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])))" office:value-type="float" office:value="0.71875" calcext:value-type="float">
            <text:p/>
          </table:table-cell>
          <table:table-cell table:style-name="ce25" office:value-type="float" office:value="0.67901234567901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])))" office:value-type="float" office:value="0.46875" calcext:value-type="float">
            <text:p/>
          </table:table-cell>
          <table:table-cell table:style-name="ce25" office:value-type="float" office:value="0.12345679012345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])))" office:value-type="float" office:value="0.96875" calcext:value-type="float">
            <text:p/>
          </table:table-cell>
          <table:table-cell table:style-name="ce25" office:value-type="float" office:value="0.4567901234567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])))" office:value-type="float" office:value="0.015625" calcext:value-type="float">
            <text:p/>
          </table:table-cell>
          <table:table-cell table:style-name="ce25" office:value-type="float" office:value="0.79012345679012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])))" office:value-type="float" office:value="0.515625" calcext:value-type="float">
            <text:p/>
          </table:table-cell>
          <table:table-cell table:style-name="ce25" office:value-type="float" office:value="0.23456790123456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])))" office:value-type="float" office:value="0.265625" calcext:value-type="float">
            <text:p/>
          </table:table-cell>
          <table:table-cell table:style-name="ce25" office:value-type="float" office:value="0.56790123456790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])))" office:value-type="float" office:value="0.765625" calcext:value-type="float">
            <text:p/>
          </table:table-cell>
          <table:table-cell table:style-name="ce25" office:value-type="float" office:value="0.90123456790123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])))" office:value-type="float" office:value="0.140625" calcext:value-type="float">
            <text:p/>
          </table:table-cell>
          <table:table-cell table:style-name="ce25" office:value-type="float" office:value="0.049382716049382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])))" office:value-type="float" office:value="0.640625" calcext:value-type="float">
            <text:p/>
          </table:table-cell>
          <table:table-cell table:style-name="ce25" office:value-type="float" office:value="0.38271604938271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])))" office:value-type="float" office:value="0.390625" calcext:value-type="float">
            <text:p/>
          </table:table-cell>
          <table:table-cell table:style-name="ce25" office:value-type="float" office:value="0.71604938271604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])))" office:value-type="float" office:value="0.890625" calcext:value-type="float">
            <text:p/>
          </table:table-cell>
          <table:table-cell table:style-name="ce25" office:value-type="float" office:value="0.16049382716049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])))" office:value-type="float" office:value="0.078125" calcext:value-type="float">
            <text:p/>
          </table:table-cell>
          <table:table-cell table:style-name="ce25" office:value-type="float" office:value="0.49382716049382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])))" office:value-type="float" office:value="0.578125" calcext:value-type="float">
            <text:p/>
          </table:table-cell>
          <table:table-cell table:style-name="ce25" office:value-type="float" office:value="0.8271604938271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])))" office:value-type="float" office:value="0.328125" calcext:value-type="float">
            <text:p/>
          </table:table-cell>
          <table:table-cell table:style-name="ce25" office:value-type="float" office:value="0.27160493827160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])))" office:value-type="float" office:value="0.828125" calcext:value-type="float">
            <text:p/>
          </table:table-cell>
          <table:table-cell table:style-name="ce25" office:value-type="float" office:value="0.60493827160493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1])))" office:value-type="float" office:value="0.203125" calcext:value-type="float">
            <text:p/>
          </table:table-cell>
          <table:table-cell table:style-name="ce25" office:value-type="float" office:value="0.93827160493827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2])))" office:value-type="float" office:value="0.703125" calcext:value-type="float">
            <text:p/>
          </table:table-cell>
          <table:table-cell table:style-name="ce25" office:value-type="float" office:value="0.08641975308641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3])))" office:value-type="float" office:value="0.453125" calcext:value-type="float">
            <text:p/>
          </table:table-cell>
          <table:table-cell table:style-name="ce25" office:value-type="float" office:value="0.41975308641975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4])))" office:value-type="float" office:value="0.953125" calcext:value-type="float">
            <text:p/>
          </table:table-cell>
          <table:table-cell table:style-name="ce25" office:value-type="float" office:value="0.75308641975308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5])))" office:value-type="float" office:value="0.046875" calcext:value-type="float">
            <text:p/>
          </table:table-cell>
          <table:table-cell table:style-name="ce25" office:value-type="float" office:value="0.19753086419753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6])))" office:value-type="float" office:value="0.546875" calcext:value-type="float">
            <text:p/>
          </table:table-cell>
          <table:table-cell table:style-name="ce25" office:value-type="float" office:value="0.53086419753086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7])))" office:value-type="float" office:value="0.296875" calcext:value-type="float">
            <text:p/>
          </table:table-cell>
          <table:table-cell table:style-name="ce25" office:value-type="float" office:value="0.8641975308641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8])))" office:value-type="float" office:value="0.796875" calcext:value-type="float">
            <text:p/>
          </table:table-cell>
          <table:table-cell table:style-name="ce25" office:value-type="float" office:value="0.3086419753086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9])))" office:value-type="float" office:value="0.171875" calcext:value-type="float">
            <text:p/>
          </table:table-cell>
          <table:table-cell table:style-name="ce25" office:value-type="float" office:value="0.64197530864197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0])))" office:value-type="float" office:value="0.671875" calcext:value-type="float">
            <text:p/>
          </table:table-cell>
          <table:table-cell table:style-name="ce25" office:value-type="float" office:value="0.97530864197530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1])))" office:value-type="float" office:value="0.421875" calcext:value-type="float">
            <text:p/>
          </table:table-cell>
          <table:table-cell table:style-name="ce25" office:value-type="float" office:value="0.024691358024691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2])))" office:value-type="float" office:value="0.921875" calcext:value-type="float">
            <text:p/>
          </table:table-cell>
          <table:table-cell table:style-name="ce25" office:value-type="float" office:value="0.35802469135802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3])))" office:value-type="float" office:value="0.109375" calcext:value-type="float">
            <text:p/>
          </table:table-cell>
          <table:table-cell table:style-name="ce25" office:value-type="float" office:value="0.69135802469135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4])))" office:value-type="float" office:value="0.609375" calcext:value-type="float">
            <text:p/>
          </table:table-cell>
          <table:table-cell table:style-name="ce25" office:value-type="float" office:value="0.13580246913580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5])))" office:value-type="float" office:value="0.359375" calcext:value-type="float">
            <text:p/>
          </table:table-cell>
          <table:table-cell table:style-name="ce25" office:value-type="float" office:value="0.46913580246913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6])))" office:value-type="float" office:value="0.859375" calcext:value-type="float">
            <text:p/>
          </table:table-cell>
          <table:table-cell table:style-name="ce25" office:value-type="float" office:value="0.80246913580246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7])))" office:value-type="float" office:value="0.234375" calcext:value-type="float">
            <text:p/>
          </table:table-cell>
          <table:table-cell table:style-name="ce25" office:value-type="float" office:value="0.24691358024691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8])))" office:value-type="float" office:value="0.734375" calcext:value-type="float">
            <text:p/>
          </table:table-cell>
          <table:table-cell table:style-name="ce25" office:value-type="float" office:value="0.58024691358024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9])))" office:value-type="float" office:value="0.484375" calcext:value-type="float">
            <text:p/>
          </table:table-cell>
          <table:table-cell table:style-name="ce25" office:value-type="float" office:value="0.9135802469135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0])))" office:value-type="float" office:value="0.984375" calcext:value-type="float">
            <text:p/>
          </table:table-cell>
          <table:table-cell table:style-name="ce25" office:value-type="float" office:value="0.06172839506172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1])))" office:value-type="float" office:value="0.0078125" calcext:value-type="float">
            <text:p/>
          </table:table-cell>
          <table:table-cell table:style-name="ce25" office:value-type="float" office:value="0.39506172839506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2])))" office:value-type="float" office:value="0.5078125" calcext:value-type="float">
            <text:p/>
          </table:table-cell>
          <table:table-cell table:style-name="ce25" office:value-type="float" office:value="0.72839506172839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3])))" office:value-type="float" office:value="0.2578125" calcext:value-type="float">
            <text:p/>
          </table:table-cell>
          <table:table-cell table:style-name="ce25" office:value-type="float" office:value="0.172839506172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4])))" office:value-type="float" office:value="0.7578125" calcext:value-type="float">
            <text:p/>
          </table:table-cell>
          <table:table-cell table:style-name="ce25" office:value-type="float" office:value="0.50617283950617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5])))" office:value-type="float" office:value="0.1328125" calcext:value-type="float">
            <text:p/>
          </table:table-cell>
          <table:table-cell table:style-name="ce25" office:value-type="float" office:value="0.83950617283950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6])))" office:value-type="float" office:value="0.6328125" calcext:value-type="float">
            <text:p/>
          </table:table-cell>
          <table:table-cell table:style-name="ce25" office:value-type="float" office:value="0.28395061728395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7])))" office:value-type="float" office:value="0.3828125" calcext:value-type="float">
            <text:p/>
          </table:table-cell>
          <table:table-cell table:style-name="ce25" office:value-type="float" office:value="0.6172839506172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8])))" office:value-type="float" office:value="0.8828125" calcext:value-type="float">
            <text:p/>
          </table:table-cell>
          <table:table-cell table:style-name="ce25" office:value-type="float" office:value="0.95061728395061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9])))" office:value-type="float" office:value="0.0703125" calcext:value-type="float">
            <text:p/>
          </table:table-cell>
          <table:table-cell table:style-name="ce25" office:value-type="float" office:value="0.098765432098765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0])))" office:value-type="float" office:value="0.5703125" calcext:value-type="float">
            <text:p/>
          </table:table-cell>
          <table:table-cell table:style-name="ce25" office:value-type="float" office:value="0.43209876543209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1])))" office:value-type="float" office:value="0.3203125" calcext:value-type="float">
            <text:p/>
          </table:table-cell>
          <table:table-cell table:style-name="ce25" office:value-type="float" office:value="0.76543209876543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2])))" office:value-type="float" office:value="0.8203125" calcext:value-type="float">
            <text:p/>
          </table:table-cell>
          <table:table-cell table:style-name="ce25" office:value-type="float" office:value="0.20987654320987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3])))" office:value-type="float" office:value="0.1953125" calcext:value-type="float">
            <text:p/>
          </table:table-cell>
          <table:table-cell table:style-name="ce25" office:value-type="float" office:value="0.5432098765432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4])))" office:value-type="float" office:value="0.6953125" calcext:value-type="float">
            <text:p/>
          </table:table-cell>
          <table:table-cell table:style-name="ce25" office:value-type="float" office:value="0.87654320987654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5])))" office:value-type="float" office:value="0.4453125" calcext:value-type="float">
            <text:p/>
          </table:table-cell>
          <table:table-cell table:style-name="ce25" office:value-type="float" office:value="0.32098765432098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6])))" office:value-type="float" office:value="0.9453125" calcext:value-type="float">
            <text:p/>
          </table:table-cell>
          <table:table-cell table:style-name="ce25" office:value-type="float" office:value="0.65432098765432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7])))" office:value-type="float" office:value="0.0390625" calcext:value-type="float">
            <text:p/>
          </table:table-cell>
          <table:table-cell table:style-name="ce25" office:value-type="float" office:value="0.98765432098765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8])))" office:value-type="float" office:value="0.5390625" calcext:value-type="float">
            <text:p/>
          </table:table-cell>
          <table:table-cell table:style-name="ce25" office:value-type="float" office:value="0.004115226337448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9])))" office:value-type="float" office:value="0.2890625" calcext:value-type="float">
            <text:p/>
          </table:table-cell>
          <table:table-cell table:style-name="ce25" office:value-type="float" office:value="0.33744855967078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0])))" office:value-type="float" office:value="0.7890625" calcext:value-type="float">
            <text:p/>
          </table:table-cell>
          <table:table-cell table:style-name="ce25" office:value-type="float" office:value="0.67078189300411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1])))" office:value-type="float" office:value="0.1640625" calcext:value-type="float">
            <text:p/>
          </table:table-cell>
          <table:table-cell table:style-name="ce25" office:value-type="float" office:value="0.115226337448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2])))" office:value-type="float" office:value="0.6640625" calcext:value-type="float">
            <text:p/>
          </table:table-cell>
          <table:table-cell table:style-name="ce25" office:value-type="float" office:value="0.44855967078189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3])))" office:value-type="float" office:value="0.4140625" calcext:value-type="float">
            <text:p/>
          </table:table-cell>
          <table:table-cell table:style-name="ce25" office:value-type="float" office:value="0.78189300411522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4])))" office:value-type="float" office:value="0.9140625" calcext:value-type="float">
            <text:p/>
          </table:table-cell>
          <table:table-cell table:style-name="ce25" office:value-type="float" office:value="0.22633744855967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5])))" office:value-type="float" office:value="0.1015625" calcext:value-type="float">
            <text:p/>
          </table:table-cell>
          <table:table-cell table:style-name="ce25" office:value-type="float" office:value="0.55967078189300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6])))" office:value-type="float" office:value="0.6015625" calcext:value-type="float">
            <text:p/>
          </table:table-cell>
          <table:table-cell table:style-name="ce25" office:value-type="float" office:value="0.89300411522633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7])))" office:value-type="float" office:value="0.3515625" calcext:value-type="float">
            <text:p/>
          </table:table-cell>
          <table:table-cell table:style-name="ce25" office:value-type="float" office:value="0.04115226337448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8])))" office:value-type="float" office:value="0.8515625" calcext:value-type="float">
            <text:p/>
          </table:table-cell>
          <table:table-cell table:style-name="ce25" office:value-type="float" office:value="0.37448559670781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9])))" office:value-type="float" office:value="0.2265625" calcext:value-type="float">
            <text:p/>
          </table:table-cell>
          <table:table-cell table:style-name="ce25" office:value-type="float" office:value="0.70781893004115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0])))" office:value-type="float" office:value="0.7265625" calcext:value-type="float">
            <text:p/>
          </table:table-cell>
          <table:table-cell table:style-name="ce25" office:value-type="float" office:value="0.1522633744855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1])))" office:value-type="float" office:value="0.4765625" calcext:value-type="float">
            <text:p/>
          </table:table-cell>
          <table:table-cell table:style-name="ce25" office:value-type="float" office:value="0.4855967078189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2])))" office:value-type="float" office:value="0.9765625" calcext:value-type="float">
            <text:p/>
          </table:table-cell>
          <table:table-cell table:style-name="ce25" office:value-type="float" office:value="0.81893004115226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3])))" office:value-type="float" office:value="0.0234375" calcext:value-type="float">
            <text:p/>
          </table:table-cell>
          <table:table-cell table:style-name="ce25" office:value-type="float" office:value="0.26337448559670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4])))" office:value-type="float" office:value="0.5234375" calcext:value-type="float">
            <text:p/>
          </table:table-cell>
          <table:table-cell table:style-name="ce25" office:value-type="float" office:value="0.5967078189300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5])))" office:value-type="float" office:value="0.2734375" calcext:value-type="float">
            <text:p/>
          </table:table-cell>
          <table:table-cell table:style-name="ce25" office:value-type="float" office:value="0.93004115226337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6])))" office:value-type="float" office:value="0.7734375" calcext:value-type="float">
            <text:p/>
          </table:table-cell>
          <table:table-cell table:style-name="ce25" office:value-type="float" office:value="0.078189300411522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7])))" office:value-type="float" office:value="0.1484375" calcext:value-type="float">
            <text:p/>
          </table:table-cell>
          <table:table-cell table:style-name="ce25" office:value-type="float" office:value="0.4115226337448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8])))" office:value-type="float" office:value="0.6484375" calcext:value-type="float">
            <text:p/>
          </table:table-cell>
          <table:table-cell table:style-name="ce25" office:value-type="float" office:value="0.74485596707818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9])))" office:value-type="float" office:value="0.3984375" calcext:value-type="float">
            <text:p/>
          </table:table-cell>
          <table:table-cell table:style-name="ce25" office:value-type="float" office:value="0.18930041152263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0])))" office:value-type="float" office:value="0.8984375" calcext:value-type="float">
            <text:p/>
          </table:table-cell>
          <table:table-cell table:style-name="ce25" office:value-type="float" office:value="0.52263374485596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1])))" office:value-type="float" office:value="0.0859375" calcext:value-type="float">
            <text:p/>
          </table:table-cell>
          <table:table-cell table:style-name="ce25" office:value-type="float" office:value="0.855967078189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2])))" office:value-type="float" office:value="0.5859375" calcext:value-type="float">
            <text:p/>
          </table:table-cell>
          <table:table-cell table:style-name="ce25" office:value-type="float" office:value="0.30041152263374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3])))" office:value-type="float" office:value="0.3359375" calcext:value-type="float">
            <text:p/>
          </table:table-cell>
          <table:table-cell table:style-name="ce25" office:value-type="float" office:value="0.63374485596707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4])))" office:value-type="float" office:value="0.8359375" calcext:value-type="float">
            <text:p/>
          </table:table-cell>
          <table:table-cell table:style-name="ce25" office:value-type="float" office:value="0.96707818930041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5])))" office:value-type="float" office:value="0.2109375" calcext:value-type="float">
            <text:p/>
          </table:table-cell>
          <table:table-cell table:style-name="ce25" office:value-type="float" office:value="0.01646090534979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6])))" office:value-type="float" office:value="0.7109375" calcext:value-type="float">
            <text:p/>
          </table:table-cell>
          <table:table-cell table:style-name="ce25" office:value-type="float" office:value="0.34979423868312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7])))" office:value-type="float" office:value="0.4609375" calcext:value-type="float">
            <text:p/>
          </table:table-cell>
          <table:table-cell table:style-name="ce25" office:value-type="float" office:value="0.68312757201646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8])))" office:value-type="float" office:value="0.9609375" calcext:value-type="float">
            <text:p/>
          </table:table-cell>
          <table:table-cell table:style-name="ce25" office:value-type="float" office:value="0.12757201646090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9])))" office:value-type="float" office:value="0.0546875" calcext:value-type="float">
            <text:p/>
          </table:table-cell>
          <table:table-cell table:style-name="ce25" office:value-type="float" office:value="0.46090534979423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0])))" office:value-type="float" office:value="0.5546875" calcext:value-type="float">
            <text:p/>
          </table:table-cell>
          <table:table-cell table:style-name="ce25" office:value-type="float" office:value="0.79423868312757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1])))" office:value-type="float" office:value="0.3046875" calcext:value-type="float">
            <text:p/>
          </table:table-cell>
          <table:table-cell table:style-name="ce25" office:value-type="float" office:value="0.23868312757201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2])))" office:value-type="float" office:value="0.8046875" calcext:value-type="float">
            <text:p/>
          </table:table-cell>
          <table:table-cell table:style-name="ce25" office:value-type="float" office:value="0.5720164609053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3])))" office:value-type="float" office:value="0.1796875" calcext:value-type="float">
            <text:p/>
          </table:table-cell>
          <table:table-cell table:style-name="ce25" office:value-type="float" office:value="0.90534979423868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4])))" office:value-type="float" office:value="0.6796875" calcext:value-type="float">
            <text:p/>
          </table:table-cell>
          <table:table-cell table:style-name="ce25" office:value-type="float" office:value="0.053497942386831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5])))" office:value-type="float" office:value="0.4296875" calcext:value-type="float">
            <text:p/>
          </table:table-cell>
          <table:table-cell table:style-name="ce25" office:value-type="float" office:value="0.38683127572016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6])))" office:value-type="float" office:value="0.9296875" calcext:value-type="float">
            <text:p/>
          </table:table-cell>
          <table:table-cell table:style-name="ce25" office:value-type="float" office:value="0.72016460905349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7])))" office:value-type="float" office:value="0.1171875" calcext:value-type="float">
            <text:p/>
          </table:table-cell>
          <table:table-cell table:style-name="ce25" office:value-type="float" office:value="0.1646090534979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8])))" office:value-type="float" office:value="0.6171875" calcext:value-type="float">
            <text:p/>
          </table:table-cell>
          <table:table-cell table:style-name="ce25" office:value-type="float" office:value="0.49794238683127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9])))" office:value-type="float" office:value="0.3671875" calcext:value-type="float">
            <text:p/>
          </table:table-cell>
          <table:table-cell table:style-name="ce25" office:value-type="float" office:value="0.83127572016460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0])))" office:value-type="float" office:value="0.8671875" calcext:value-type="float">
            <text:p/>
          </table:table-cell>
          <table:table-cell table:style-name="ce25" office:value-type="float" office:value="0.27572016460905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1])))" office:value-type="float" office:value="0.2421875" calcext:value-type="float">
            <text:p/>
          </table:table-cell>
          <table:table-cell table:style-name="ce25" office:value-type="float" office:value="0.60905349794238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2])))" office:value-type="float" office:value="0.7421875" calcext:value-type="float">
            <text:p/>
          </table:table-cell>
          <table:table-cell table:style-name="ce25" office:value-type="float" office:value="0.9423868312757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3])))" office:value-type="float" office:value="0.4921875" calcext:value-type="float">
            <text:p/>
          </table:table-cell>
          <table:table-cell table:style-name="ce25" office:value-type="float" office:value="0.090534979423868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4])))" office:value-type="float" office:value="0.9921875" calcext:value-type="float">
            <text:p/>
          </table:table-cell>
          <table:table-cell table:style-name="ce25" office:value-type="float" office:value="0.42386831275720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5])))" office:value-type="float" office:value="0.00390625" calcext:value-type="float">
            <text:p/>
          </table:table-cell>
          <table:table-cell table:style-name="ce25" office:value-type="float" office:value="0.75720164609053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6])))" office:value-type="float" office:value="0.50390625" calcext:value-type="float">
            <text:p/>
          </table:table-cell>
          <table:table-cell table:style-name="ce25" office:value-type="float" office:value="0.20164609053497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7])))" office:value-type="float" office:value="0.25390625" calcext:value-type="float">
            <text:p/>
          </table:table-cell>
          <table:table-cell table:style-name="ce25" office:value-type="float" office:value="0.53497942386831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8])))" office:value-type="float" office:value="0.75390625" calcext:value-type="float">
            <text:p/>
          </table:table-cell>
          <table:table-cell table:style-name="ce25" office:value-type="float" office:value="0.86831275720164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9])))" office:value-type="float" office:value="0.12890625" calcext:value-type="float">
            <text:p/>
          </table:table-cell>
          <table:table-cell table:style-name="ce25" office:value-type="float" office:value="0.3127572016460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0])))" office:value-type="float" office:value="0.62890625" calcext:value-type="float">
            <text:p/>
          </table:table-cell>
          <table:table-cell table:style-name="ce25" office:value-type="float" office:value="0.64609053497942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1])))" office:value-type="float" office:value="0.37890625" calcext:value-type="float">
            <text:p/>
          </table:table-cell>
          <table:table-cell table:style-name="ce25" office:value-type="float" office:value="0.97942386831275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2])))" office:value-type="float" office:value="0.87890625" calcext:value-type="float">
            <text:p/>
          </table:table-cell>
          <table:table-cell table:style-name="ce25" office:value-type="float" office:value="0.028806584362139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3])))" office:value-type="float" office:value="0.06640625" calcext:value-type="float">
            <text:p/>
          </table:table-cell>
          <table:table-cell table:style-name="ce25" office:value-type="float" office:value="0.36213991769547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4])))" office:value-type="float" office:value="0.56640625" calcext:value-type="float">
            <text:p/>
          </table:table-cell>
          <table:table-cell table:style-name="ce25" office:value-type="float" office:value="0.69547325102880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5])))" office:value-type="float" office:value="0.31640625" calcext:value-type="float">
            <text:p/>
          </table:table-cell>
          <table:table-cell table:style-name="ce25" office:value-type="float" office:value="0.13991769547325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6])))" office:value-type="float" office:value="0.81640625" calcext:value-type="float">
            <text:p/>
          </table:table-cell>
          <table:table-cell table:style-name="ce25" office:value-type="float" office:value="0.4732510288065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7])))" office:value-type="float" office:value="0.19140625" calcext:value-type="float">
            <text:p/>
          </table:table-cell>
          <table:table-cell table:style-name="ce25" office:value-type="float" office:value="0.80658436213991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8])))" office:value-type="float" office:value="0.69140625" calcext:value-type="float">
            <text:p/>
          </table:table-cell>
          <table:table-cell table:style-name="ce25" office:value-type="float" office:value="0.25102880658436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9])))" office:value-type="float" office:value="0.44140625" calcext:value-type="float">
            <text:p/>
          </table:table-cell>
          <table:table-cell table:style-name="ce25" office:value-type="float" office:value="0.58436213991769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0])))" office:value-type="float" office:value="0.94140625" calcext:value-type="float">
            <text:p/>
          </table:table-cell>
          <table:table-cell table:style-name="ce25" office:value-type="float" office:value="0.91769547325102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1])))" office:value-type="float" office:value="0.03515625" calcext:value-type="float">
            <text:p/>
          </table:table-cell>
          <table:table-cell table:style-name="ce25" office:value-type="float" office:value="0.06584362139917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2])))" office:value-type="float" office:value="0.53515625" calcext:value-type="float">
            <text:p/>
          </table:table-cell>
          <table:table-cell table:style-name="ce25" office:value-type="float" office:value="0.3991769547325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3])))" office:value-type="float" office:value="0.28515625" calcext:value-type="float">
            <text:p/>
          </table:table-cell>
          <table:table-cell table:style-name="ce25" office:value-type="float" office:value="0.73251028806584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4])))" office:value-type="float" office:value="0.78515625" calcext:value-type="float">
            <text:p/>
          </table:table-cell>
          <table:table-cell table:style-name="ce25" office:value-type="float" office:value="0.17695473251028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5])))" office:value-type="float" office:value="0.16015625" calcext:value-type="float">
            <text:p/>
          </table:table-cell>
          <table:table-cell table:style-name="ce25" office:value-type="float" office:value="0.51028806584362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6])))" office:value-type="float" office:value="0.66015625" calcext:value-type="float">
            <text:p/>
          </table:table-cell>
          <table:table-cell table:style-name="ce25" office:value-type="float" office:value="0.84362139917695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7])))" office:value-type="float" office:value="0.41015625" calcext:value-type="float">
            <text:p/>
          </table:table-cell>
          <table:table-cell table:style-name="ce25" office:value-type="float" office:value="0.28806584362139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8])))" office:value-type="float" office:value="0.91015625" calcext:value-type="float">
            <text:p/>
          </table:table-cell>
          <table:table-cell table:style-name="ce25" office:value-type="float" office:value="0.62139917695473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9])))" office:value-type="float" office:value="0.09765625" calcext:value-type="float">
            <text:p/>
          </table:table-cell>
          <table:table-cell table:style-name="ce25" office:value-type="float" office:value="0.95473251028806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0])))" office:value-type="float" office:value="0.59765625" calcext:value-type="float">
            <text:p/>
          </table:table-cell>
          <table:table-cell table:style-name="ce25" office:value-type="float" office:value="0.10288065843621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1])))" office:value-type="float" office:value="0.34765625" calcext:value-type="float">
            <text:p/>
          </table:table-cell>
          <table:table-cell table:style-name="ce25" office:value-type="float" office:value="0.43621399176954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2])))" office:value-type="float" office:value="0.84765625" calcext:value-type="float">
            <text:p/>
          </table:table-cell>
          <table:table-cell table:style-name="ce25" office:value-type="float" office:value="0.76954732510288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3])))" office:value-type="float" office:value="0.22265625" calcext:value-type="float">
            <text:p/>
          </table:table-cell>
          <table:table-cell table:style-name="ce25" office:value-type="float" office:value="0.21399176954732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4])))" office:value-type="float" office:value="0.72265625" calcext:value-type="float">
            <text:p/>
          </table:table-cell>
          <table:table-cell table:style-name="ce25" office:value-type="float" office:value="0.54732510288065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5])))" office:value-type="float" office:value="0.47265625" calcext:value-type="float">
            <text:p/>
          </table:table-cell>
          <table:table-cell table:style-name="ce25" office:value-type="float" office:value="0.88065843621399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6])))" office:value-type="float" office:value="0.97265625" calcext:value-type="float">
            <text:p/>
          </table:table-cell>
          <table:table-cell table:style-name="ce25" office:value-type="float" office:value="0.32510288065843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7])))" office:value-type="float" office:value="0.01953125" calcext:value-type="float">
            <text:p/>
          </table:table-cell>
          <table:table-cell table:style-name="ce25" office:value-type="float" office:value="0.6584362139917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8])))" office:value-type="float" office:value="0.51953125" calcext:value-type="float">
            <text:p/>
          </table:table-cell>
          <table:table-cell table:style-name="ce25" office:value-type="float" office:value="0.99176954732510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9])))" office:value-type="float" office:value="0.26953125" calcext:value-type="float">
            <text:p/>
          </table:table-cell>
          <table:table-cell table:style-name="ce25" office:value-type="float" office:value="0.0082304526748971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0])))" office:value-type="float" office:value="0.76953125" calcext:value-type="float">
            <text:p/>
          </table:table-cell>
          <table:table-cell table:style-name="ce25" office:value-type="float" office:value="0.3415637860082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1])))" office:value-type="float" office:value="0.14453125" calcext:value-type="float">
            <text:p/>
          </table:table-cell>
          <table:table-cell table:style-name="ce25" office:value-type="float" office:value="0.67489711934156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2])))" office:value-type="float" office:value="0.64453125" calcext:value-type="float">
            <text:p/>
          </table:table-cell>
          <table:table-cell table:style-name="ce25" office:value-type="float" office:value="0.11934156378600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3])))" office:value-type="float" office:value="0.39453125" calcext:value-type="float">
            <text:p/>
          </table:table-cell>
          <table:table-cell table:style-name="ce25" office:value-type="float" office:value="0.4526748971193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4])))" office:value-type="float" office:value="0.89453125" calcext:value-type="float">
            <text:p/>
          </table:table-cell>
          <table:table-cell table:style-name="ce25" office:value-type="float" office:value="0.78600823045267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5])))" office:value-type="float" office:value="0.08203125" calcext:value-type="float">
            <text:p/>
          </table:table-cell>
          <table:table-cell table:style-name="ce25" office:value-type="float" office:value="0.23045267489711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6])))" office:value-type="float" office:value="0.58203125" calcext:value-type="float">
            <text:p/>
          </table:table-cell>
          <table:table-cell table:style-name="ce25" office:value-type="float" office:value="0.56378600823045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7])))" office:value-type="float" office:value="0.33203125" calcext:value-type="float">
            <text:p/>
          </table:table-cell>
          <table:table-cell table:style-name="ce25" office:value-type="float" office:value="0.89711934156378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8])))" office:value-type="float" office:value="0.83203125" calcext:value-type="float">
            <text:p/>
          </table:table-cell>
          <table:table-cell table:style-name="ce25" office:value-type="float" office:value="0.04526748971193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9])))" office:value-type="float" office:value="0.20703125" calcext:value-type="float">
            <text:p/>
          </table:table-cell>
          <table:table-cell table:style-name="ce25" office:value-type="float" office:value="0.37860082304526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0])))" office:value-type="float" office:value="0.70703125" calcext:value-type="float">
            <text:p/>
          </table:table-cell>
          <table:table-cell table:style-name="ce25" office:value-type="float" office:value="0.71193415637860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1])))" office:value-type="float" office:value="0.45703125" calcext:value-type="float">
            <text:p/>
          </table:table-cell>
          <table:table-cell table:style-name="ce25" office:value-type="float" office:value="0.15637860082304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2])))" office:value-type="float" office:value="0.95703125" calcext:value-type="float">
            <text:p/>
          </table:table-cell>
          <table:table-cell table:style-name="ce25" office:value-type="float" office:value="0.48971193415637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3])))" office:value-type="float" office:value="0.05078125" calcext:value-type="float">
            <text:p/>
          </table:table-cell>
          <table:table-cell table:style-name="ce25" office:value-type="float" office:value="0.82304526748971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4])))" office:value-type="float" office:value="0.55078125" calcext:value-type="float">
            <text:p/>
          </table:table-cell>
          <table:table-cell table:style-name="ce25" office:value-type="float" office:value="0.2674897119341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5])))" office:value-type="float" office:value="0.30078125" calcext:value-type="float">
            <text:p/>
          </table:table-cell>
          <table:table-cell table:style-name="ce25" office:value-type="float" office:value="0.6008230452674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6])))" office:value-type="float" office:value="0.80078125" calcext:value-type="float">
            <text:p/>
          </table:table-cell>
          <table:table-cell table:style-name="ce25" office:value-type="float" office:value="0.93415637860082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7])))" office:value-type="float" office:value="0.17578125" calcext:value-type="float">
            <text:p/>
          </table:table-cell>
          <table:table-cell table:style-name="ce25" office:value-type="float" office:value="0.082304526748971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8])))" office:value-type="float" office:value="0.67578125" calcext:value-type="float">
            <text:p/>
          </table:table-cell>
          <table:table-cell table:style-name="ce25" office:value-type="float" office:value="0.41563786008230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9])))" office:value-type="float" office:value="0.42578125" calcext:value-type="float">
            <text:p/>
          </table:table-cell>
          <table:table-cell table:style-name="ce25" office:value-type="float" office:value="0.74897119341563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0])))" office:value-type="float" office:value="0.92578125" calcext:value-type="float">
            <text:p/>
          </table:table-cell>
          <table:table-cell table:style-name="ce25" office:value-type="float" office:value="0.19341563786008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1])))" office:value-type="float" office:value="0.11328125" calcext:value-type="float">
            <text:p/>
          </table:table-cell>
          <table:table-cell table:style-name="ce25" office:value-type="float" office:value="0.52674897119341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2])))" office:value-type="float" office:value="0.61328125" calcext:value-type="float">
            <text:p/>
          </table:table-cell>
          <table:table-cell table:style-name="ce25" office:value-type="float" office:value="0.86008230452674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3])))" office:value-type="float" office:value="0.36328125" calcext:value-type="float">
            <text:p/>
          </table:table-cell>
          <table:table-cell table:style-name="ce25" office:value-type="float" office:value="0.30452674897119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4])))" office:value-type="float" office:value="0.86328125" calcext:value-type="float">
            <text:p/>
          </table:table-cell>
          <table:table-cell table:style-name="ce25" office:value-type="float" office:value="0.63786008230452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5])))" office:value-type="float" office:value="0.23828125" calcext:value-type="float">
            <text:p/>
          </table:table-cell>
          <table:table-cell table:style-name="ce25" office:value-type="float" office:value="0.9711934156378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6])))" office:value-type="float" office:value="0.73828125" calcext:value-type="float">
            <text:p/>
          </table:table-cell>
          <table:table-cell table:style-name="ce25" office:value-type="float" office:value="0.020576131687242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7])))" office:value-type="float" office:value="0.48828125" calcext:value-type="float">
            <text:p/>
          </table:table-cell>
          <table:table-cell table:style-name="ce25" office:value-type="float" office:value="0.35390946502057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8])))" office:value-type="float" office:value="0.98828125" calcext:value-type="float">
            <text:p/>
          </table:table-cell>
          <table:table-cell table:style-name="ce25" office:value-type="float" office:value="0.68724279835390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9])))" office:value-type="float" office:value="0.01171875" calcext:value-type="float">
            <text:p/>
          </table:table-cell>
          <table:table-cell table:style-name="ce25" office:value-type="float" office:value="0.13168724279835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0])))" office:value-type="float" office:value="0.51171875" calcext:value-type="float">
            <text:p/>
          </table:table-cell>
          <table:table-cell table:style-name="ce25" office:value-type="float" office:value="0.46502057613168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1])))" office:value-type="float" office:value="0.26171875" calcext:value-type="float">
            <text:p/>
          </table:table-cell>
          <table:table-cell table:style-name="ce25" office:value-type="float" office:value="0.7983539094650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2])))" office:value-type="float" office:value="0.76171875" calcext:value-type="float">
            <text:p/>
          </table:table-cell>
          <table:table-cell table:style-name="ce25" office:value-type="float" office:value="0.24279835390946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3])))" office:value-type="float" office:value="0.13671875" calcext:value-type="float">
            <text:p/>
          </table:table-cell>
          <table:table-cell table:style-name="ce25" office:value-type="float" office:value="0.57613168724279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4])))" office:value-type="float" office:value="0.63671875" calcext:value-type="float">
            <text:p/>
          </table:table-cell>
          <table:table-cell table:style-name="ce25" office:value-type="float" office:value="0.90946502057613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5])))" office:value-type="float" office:value="0.38671875" calcext:value-type="float">
            <text:p/>
          </table:table-cell>
          <table:table-cell table:style-name="ce25" office:value-type="float" office:value="0.057613168724279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6])))" office:value-type="float" office:value="0.88671875" calcext:value-type="float">
            <text:p/>
          </table:table-cell>
          <table:table-cell table:style-name="ce25" office:value-type="float" office:value="0.39094650205761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7])))" office:value-type="float" office:value="0.07421875" calcext:value-type="float">
            <text:p/>
          </table:table-cell>
          <table:table-cell table:style-name="ce25" office:value-type="float" office:value="0.72427983539094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8])))" office:value-type="float" office:value="0.57421875" calcext:value-type="float">
            <text:p/>
          </table:table-cell>
          <table:table-cell table:style-name="ce25" office:value-type="float" office:value="0.16872427983539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9])))" office:value-type="float" office:value="0.32421875" calcext:value-type="float">
            <text:p/>
          </table:table-cell>
          <table:table-cell table:style-name="ce25" office:value-type="float" office:value="0.50205761316872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0])))" office:value-type="float" office:value="0.82421875" calcext:value-type="float">
            <text:p/>
          </table:table-cell>
          <table:table-cell table:style-name="ce25" office:value-type="float" office:value="0.83539094650205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1])))" office:value-type="float" office:value="0.19921875" calcext:value-type="float">
            <text:p/>
          </table:table-cell>
          <table:table-cell table:style-name="ce25" office:value-type="float" office:value="0.27983539094650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2])))" office:value-type="float" office:value="0.69921875" calcext:value-type="float">
            <text:p/>
          </table:table-cell>
          <table:table-cell table:style-name="ce25" office:value-type="float" office:value="0.61316872427983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3])))" office:value-type="float" office:value="0.44921875" calcext:value-type="float">
            <text:p/>
          </table:table-cell>
          <table:table-cell table:style-name="ce25" office:value-type="float" office:value="0.94650205761316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4])))" office:value-type="float" office:value="0.94921875" calcext:value-type="float">
            <text:p/>
          </table:table-cell>
          <table:table-cell table:style-name="ce25" office:value-type="float" office:value="0.094650205761316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5])))" office:value-type="float" office:value="0.04296875" calcext:value-type="float">
            <text:p/>
          </table:table-cell>
          <table:table-cell table:style-name="ce25" office:value-type="float" office:value="0.4279835390946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6])))" office:value-type="float" office:value="0.54296875" calcext:value-type="float">
            <text:p/>
          </table:table-cell>
          <table:table-cell table:style-name="ce25" office:value-type="float" office:value="0.7613168724279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7])))" office:value-type="float" office:value="0.29296875" calcext:value-type="float">
            <text:p/>
          </table:table-cell>
          <table:table-cell table:style-name="ce25" office:value-type="float" office:value="0.20576131687242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8])))" office:value-type="float" office:value="0.79296875" calcext:value-type="float">
            <text:p/>
          </table:table-cell>
          <table:table-cell table:style-name="ce25" office:value-type="float" office:value="0.53909465020576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9])))" office:value-type="float" office:value="0.16796875" calcext:value-type="float">
            <text:p/>
          </table:table-cell>
          <table:table-cell table:style-name="ce25" office:value-type="float" office:value="0.87242798353909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0])))" office:value-type="float" office:value="0.66796875" calcext:value-type="float">
            <text:p/>
          </table:table-cell>
          <table:table-cell table:style-name="ce25" office:value-type="float" office:value="0.31687242798353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1])))" office:value-type="float" office:value="0.41796875" calcext:value-type="float">
            <text:p/>
          </table:table-cell>
          <table:table-cell table:style-name="ce25" office:value-type="float" office:value="0.65020576131687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2])))" office:value-type="float" office:value="0.91796875" calcext:value-type="float">
            <text:p/>
          </table:table-cell>
          <table:table-cell table:style-name="ce25" office:value-type="float" office:value="0.98353909465020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3])))" office:value-type="float" office:value="0.10546875" calcext:value-type="float">
            <text:p/>
          </table:table-cell>
          <table:table-cell table:style-name="ce25" office:value-type="float" office:value="0.03292181069958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4])))" office:value-type="float" office:value="0.60546875" calcext:value-type="float">
            <text:p/>
          </table:table-cell>
          <table:table-cell table:style-name="ce25" office:value-type="float" office:value="0.36625514403292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5])))" office:value-type="float" office:value="0.35546875" calcext:value-type="float">
            <text:p/>
          </table:table-cell>
          <table:table-cell table:style-name="ce25" office:value-type="float" office:value="0.69958847736625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6])))" office:value-type="float" office:value="0.85546875" calcext:value-type="float">
            <text:p/>
          </table:table-cell>
          <table:table-cell table:style-name="ce25" office:value-type="float" office:value="0.144032921810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7])))" office:value-type="float" office:value="0.23046875" calcext:value-type="float">
            <text:p/>
          </table:table-cell>
          <table:table-cell table:style-name="ce25" office:value-type="float" office:value="0.47736625514403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8])))" office:value-type="float" office:value="0.73046875" calcext:value-type="float">
            <text:p/>
          </table:table-cell>
          <table:table-cell table:style-name="ce25" office:value-type="float" office:value="0.81069958847736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9])))" office:value-type="float" office:value="0.48046875" calcext:value-type="float">
            <text:p/>
          </table:table-cell>
          <table:table-cell table:style-name="ce25" office:value-type="float" office:value="0.25514403292181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0])))" office:value-type="float" office:value="0.98046875" calcext:value-type="float">
            <text:p/>
          </table:table-cell>
          <table:table-cell table:style-name="ce25" office:value-type="float" office:value="0.58847736625514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1])))" office:value-type="float" office:value="0.02734375" calcext:value-type="float">
            <text:p/>
          </table:table-cell>
          <table:table-cell table:style-name="ce25" office:value-type="float" office:value="0.92181069958847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2])))" office:value-type="float" office:value="0.52734375" calcext:value-type="float">
            <text:p/>
          </table:table-cell>
          <table:table-cell table:style-name="ce25" office:value-type="float" office:value="0.069958847736625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3])))" office:value-type="float" office:value="0.27734375" calcext:value-type="float">
            <text:p/>
          </table:table-cell>
          <table:table-cell table:style-name="ce25" office:value-type="float" office:value="0.40329218106995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4])))" office:value-type="float" office:value="0.77734375" calcext:value-type="float">
            <text:p/>
          </table:table-cell>
          <table:table-cell table:style-name="ce25" office:value-type="float" office:value="0.73662551440329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5])))" office:value-type="float" office:value="0.15234375" calcext:value-type="float">
            <text:p/>
          </table:table-cell>
          <table:table-cell table:style-name="ce25" office:value-type="float" office:value="0.18106995884773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6])))" office:value-type="float" office:value="0.65234375" calcext:value-type="float">
            <text:p/>
          </table:table-cell>
          <table:table-cell table:style-name="ce25" office:value-type="float" office:value="0.5144032921810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7])))" office:value-type="float" office:value="0.40234375" calcext:value-type="float">
            <text:p/>
          </table:table-cell>
          <table:table-cell table:style-name="ce25" office:value-type="float" office:value="0.84773662551440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8])))" office:value-type="float" office:value="0.90234375" calcext:value-type="float">
            <text:p/>
          </table:table-cell>
          <table:table-cell table:style-name="ce25" office:value-type="float" office:value="0.29218106995884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9])))" office:value-type="float" office:value="0.08984375" calcext:value-type="float">
            <text:p/>
          </table:table-cell>
          <table:table-cell table:style-name="ce25" office:value-type="float" office:value="0.62551440329218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0])))" office:value-type="float" office:value="0.58984375" calcext:value-type="float">
            <text:p/>
          </table:table-cell>
          <table:table-cell table:style-name="ce25" office:value-type="float" office:value="0.95884773662551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1])))" office:value-type="float" office:value="0.33984375" calcext:value-type="float">
            <text:p/>
          </table:table-cell>
          <table:table-cell table:style-name="ce25" office:value-type="float" office:value="0.10699588477366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2])))" office:value-type="float" office:value="0.83984375" calcext:value-type="float">
            <text:p/>
          </table:table-cell>
          <table:table-cell table:style-name="ce25" office:value-type="float" office:value="0.44032921810699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3])))" office:value-type="float" office:value="0.21484375" calcext:value-type="float">
            <text:p/>
          </table:table-cell>
          <table:table-cell table:style-name="ce25" office:value-type="float" office:value="0.77366255144032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4])))" office:value-type="float" office:value="0.71484375" calcext:value-type="float">
            <text:p/>
          </table:table-cell>
          <table:table-cell table:style-name="ce25" office:value-type="float" office:value="0.21810699588477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5])))" office:value-type="float" office:value="0.46484375" calcext:value-type="float">
            <text:p/>
          </table:table-cell>
          <table:table-cell table:style-name="ce25" office:value-type="float" office:value="0.55144032921810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6])))" office:value-type="float" office:value="0.96484375" calcext:value-type="float">
            <text:p/>
          </table:table-cell>
          <table:table-cell table:style-name="ce25" office:value-type="float" office:value="0.8847736625514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7])))" office:value-type="float" office:value="0.05859375" calcext:value-type="float">
            <text:p/>
          </table:table-cell>
          <table:table-cell table:style-name="ce25" office:value-type="float" office:value="0.3292181069958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8])))" office:value-type="float" office:value="0.55859375" calcext:value-type="float">
            <text:p/>
          </table:table-cell>
          <table:table-cell table:style-name="ce25" office:value-type="float" office:value="0.66255144032921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9])))" office:value-type="float" office:value="0.30859375" calcext:value-type="float">
            <text:p/>
          </table:table-cell>
          <table:table-cell table:style-name="ce25" office:value-type="float" office:value="0.99588477366255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0])))" office:value-type="float" office:value="0.80859375" calcext:value-type="float">
            <text:p/>
          </table:table-cell>
          <table:table-cell table:style-name="ce25" office:value-type="float" office:value="0.001371742112482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1])))" office:value-type="float" office:value="0.18359375" calcext:value-type="float">
            <text:p/>
          </table:table-cell>
          <table:table-cell table:style-name="ce25" office:value-type="float" office:value="0.33470507544581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2])))" office:value-type="float" office:value="0.68359375" calcext:value-type="float">
            <text:p/>
          </table:table-cell>
          <table:table-cell table:style-name="ce25" office:value-type="float" office:value="0.66803840877914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3])))" office:value-type="float" office:value="0.43359375" calcext:value-type="float">
            <text:p/>
          </table:table-cell>
          <table:table-cell table:style-name="ce25" office:value-type="float" office:value="0.11248285322359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4])))" office:value-type="float" office:value="0.93359375" calcext:value-type="float">
            <text:p/>
          </table:table-cell>
          <table:table-cell table:style-name="ce25" office:value-type="float" office:value="0.44581618655692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5])))" office:value-type="float" office:value="0.12109375" calcext:value-type="float">
            <text:p/>
          </table:table-cell>
          <table:table-cell table:style-name="ce25" office:value-type="float" office:value="0.77914951989026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6])))" office:value-type="float" office:value="0.62109375" calcext:value-type="float">
            <text:p/>
          </table:table-cell>
          <table:table-cell table:style-name="ce25" office:value-type="float" office:value="0.22359396433470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7])))" office:value-type="float" office:value="0.37109375" calcext:value-type="float">
            <text:p/>
          </table:table-cell>
          <table:table-cell table:style-name="ce25" office:value-type="float" office:value="0.55692729766803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8])))" office:value-type="float" office:value="0.87109375" calcext:value-type="float">
            <text:p/>
          </table:table-cell>
          <table:table-cell table:style-name="ce25" office:value-type="float" office:value="0.89026063100137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9])))" office:value-type="float" office:value="0.24609375" calcext:value-type="float">
            <text:p/>
          </table:table-cell>
          <table:table-cell table:style-name="ce25" office:value-type="float" office:value="0.038408779149519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0])))" office:value-type="float" office:value="0.74609375" calcext:value-type="float">
            <text:p/>
          </table:table-cell>
          <table:table-cell table:style-name="ce25" office:value-type="float" office:value="0.37174211248285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1])))" office:value-type="float" office:value="0.49609375" calcext:value-type="float">
            <text:p/>
          </table:table-cell>
          <table:table-cell table:style-name="ce25" office:value-type="float" office:value="0.70507544581618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2])))" office:value-type="float" office:value="0.99609375" calcext:value-type="float">
            <text:p/>
          </table:table-cell>
          <table:table-cell table:style-name="ce25" office:value-type="float" office:value="0.14951989026063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3])))" office:value-type="float" office:value="0.001953125" calcext:value-type="float">
            <text:p/>
          </table:table-cell>
          <table:table-cell table:style-name="ce25" office:value-type="float" office:value="0.48285322359396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4])))" office:value-type="float" office:value="0.501953125" calcext:value-type="float">
            <text:p/>
          </table:table-cell>
          <table:table-cell table:style-name="ce25" office:value-type="float" office:value="0.8161865569272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5])))" office:value-type="float" office:value="0.251953125" calcext:value-type="float">
            <text:p/>
          </table:table-cell>
          <table:table-cell table:style-name="ce25" office:value-type="float" office:value="0.2606310013717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6])))" office:value-type="float" office:value="0.751953125" calcext:value-type="float">
            <text:p/>
          </table:table-cell>
          <table:table-cell table:style-name="ce25" office:value-type="float" office:value="0.59396433470507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7])))" office:value-type="float" office:value="0.126953125" calcext:value-type="float">
            <text:p/>
          </table:table-cell>
          <table:table-cell table:style-name="ce25" office:value-type="float" office:value="0.92729766803840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8])))" office:value-type="float" office:value="0.626953125" calcext:value-type="float">
            <text:p/>
          </table:table-cell>
          <table:table-cell table:style-name="ce25" office:value-type="float" office:value="0.075445816186556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9])))" office:value-type="float" office:value="0.376953125" calcext:value-type="float">
            <text:p/>
          </table:table-cell>
          <table:table-cell table:style-name="ce25" office:value-type="float" office:value="0.4087791495198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0])))" office:value-type="float" office:value="0.876953125" calcext:value-type="float">
            <text:p/>
          </table:table-cell>
          <table:table-cell table:style-name="ce25" office:value-type="float" office:value="0.74211248285322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1])))" office:value-type="float" office:value="0.064453125" calcext:value-type="float">
            <text:p/>
          </table:table-cell>
          <table:table-cell table:style-name="ce25" office:value-type="float" office:value="0.18655692729766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2])))" office:value-type="float" office:value="0.564453125" calcext:value-type="float">
            <text:p/>
          </table:table-cell>
          <table:table-cell table:style-name="ce25" office:value-type="float" office:value="0.51989026063100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3])))" office:value-type="float" office:value="0.314453125" calcext:value-type="float">
            <text:p/>
          </table:table-cell>
          <table:table-cell table:style-name="ce25" office:value-type="float" office:value="0.85322359396433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4])))" office:value-type="float" office:value="0.814453125" calcext:value-type="float">
            <text:p/>
          </table:table-cell>
          <table:table-cell table:style-name="ce25" office:value-type="float" office:value="0.29766803840877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5])))" office:value-type="float" office:value="0.189453125" calcext:value-type="float">
            <text:p/>
          </table:table-cell>
          <table:table-cell table:style-name="ce25" office:value-type="float" office:value="0.63100137174211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6])))" office:value-type="float" office:value="0.689453125" calcext:value-type="float">
            <text:p/>
          </table:table-cell>
          <table:table-cell table:style-name="ce25" office:value-type="float" office:value="0.96433470507544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7])))" office:value-type="float" office:value="0.439453125" calcext:value-type="float">
            <text:p/>
          </table:table-cell>
          <table:table-cell table:style-name="ce25" office:value-type="float" office:value="0.01371742112482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8])))" office:value-type="float" office:value="0.939453125" calcext:value-type="float">
            <text:p/>
          </table:table-cell>
          <table:table-cell table:style-name="ce25" office:value-type="float" office:value="0.34705075445816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9])))" office:value-type="float" office:value="0.033203125" calcext:value-type="float">
            <text:p/>
          </table:table-cell>
          <table:table-cell table:style-name="ce25" office:value-type="float" office:value="0.68038408779149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0])))" office:value-type="float" office:value="0.533203125" calcext:value-type="float">
            <text:p/>
          </table:table-cell>
          <table:table-cell table:style-name="ce25" office:value-type="float" office:value="0.1248285322359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1])))" office:value-type="float" office:value="0.283203125" calcext:value-type="float">
            <text:p/>
          </table:table-cell>
          <table:table-cell table:style-name="ce25" office:value-type="float" office:value="0.45816186556927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2])))" office:value-type="float" office:value="0.783203125" calcext:value-type="float">
            <text:p/>
          </table:table-cell>
          <table:table-cell table:style-name="ce25" office:value-type="float" office:value="0.79149519890260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3])))" office:value-type="float" office:value="0.158203125" calcext:value-type="float">
            <text:p/>
          </table:table-cell>
          <table:table-cell table:style-name="ce25" office:value-type="float" office:value="0.23593964334705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4])))" office:value-type="float" office:value="0.658203125" calcext:value-type="float">
            <text:p/>
          </table:table-cell>
          <table:table-cell table:style-name="ce25" office:value-type="float" office:value="0.5692729766803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5])))" office:value-type="float" office:value="0.408203125" calcext:value-type="float">
            <text:p/>
          </table:table-cell>
          <table:table-cell table:style-name="ce25" office:value-type="float" office:value="0.90260631001371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6])))" office:value-type="float" office:value="0.908203125" calcext:value-type="float">
            <text:p/>
          </table:table-cell>
          <table:table-cell table:style-name="ce25" office:value-type="float" office:value="0.05075445816186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7])))" office:value-type="float" office:value="0.095703125" calcext:value-type="float">
            <text:p/>
          </table:table-cell>
          <table:table-cell table:style-name="ce25" office:value-type="float" office:value="0.38408779149519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8])))" office:value-type="float" office:value="0.595703125" calcext:value-type="float">
            <text:p/>
          </table:table-cell>
          <table:table-cell table:style-name="ce25" office:value-type="float" office:value="0.71742112482853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9])))" office:value-type="float" office:value="0.345703125" calcext:value-type="float">
            <text:p/>
          </table:table-cell>
          <table:table-cell table:style-name="ce25" office:value-type="float" office:value="0.16186556927297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0])))" office:value-type="float" office:value="0.845703125" calcext:value-type="float">
            <text:p/>
          </table:table-cell>
          <table:table-cell table:style-name="ce25" office:value-type="float" office:value="0.4951989026063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1])))" office:value-type="float" office:value="0.220703125" calcext:value-type="float">
            <text:p/>
          </table:table-cell>
          <table:table-cell table:style-name="ce25" office:value-type="float" office:value="0.82853223593964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2])))" office:value-type="float" office:value="0.720703125" calcext:value-type="float">
            <text:p/>
          </table:table-cell>
          <table:table-cell table:style-name="ce25" office:value-type="float" office:value="0.27297668038408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3])))" office:value-type="float" office:value="0.470703125" calcext:value-type="float">
            <text:p/>
          </table:table-cell>
          <table:table-cell table:style-name="ce25" office:value-type="float" office:value="0.60631001371742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4])))" office:value-type="float" office:value="0.970703125" calcext:value-type="float">
            <text:p/>
          </table:table-cell>
          <table:table-cell table:style-name="ce25" office:value-type="float" office:value="0.93964334705075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5])))" office:value-type="float" office:value="0.017578125" calcext:value-type="float">
            <text:p/>
          </table:table-cell>
          <table:table-cell table:style-name="ce25" office:value-type="float" office:value="0.087791495198902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6])))" office:value-type="float" office:value="0.517578125" calcext:value-type="float">
            <text:p/>
          </table:table-cell>
          <table:table-cell table:style-name="ce25" office:value-type="float" office:value="0.42112482853223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7])))" office:value-type="float" office:value="0.267578125" calcext:value-type="float">
            <text:p/>
          </table:table-cell>
          <table:table-cell table:style-name="ce25" office:value-type="float" office:value="0.75445816186556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8])))" office:value-type="float" office:value="0.767578125" calcext:value-type="float">
            <text:p/>
          </table:table-cell>
          <table:table-cell table:style-name="ce25" office:value-type="float" office:value="0.19890260631001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9])))" office:value-type="float" office:value="0.142578125" calcext:value-type="float">
            <text:p/>
          </table:table-cell>
          <table:table-cell table:style-name="ce25" office:value-type="float" office:value="0.53223593964334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0])))" office:value-type="float" office:value="0.642578125" calcext:value-type="float">
            <text:p/>
          </table:table-cell>
          <table:table-cell table:style-name="ce25" office:value-type="float" office:value="0.8655692729766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1])))" office:value-type="float" office:value="0.392578125" calcext:value-type="float">
            <text:p/>
          </table:table-cell>
          <table:table-cell table:style-name="ce25" office:value-type="float" office:value="0.31001371742112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2])))" office:value-type="float" office:value="0.892578125" calcext:value-type="float">
            <text:p/>
          </table:table-cell>
          <table:table-cell table:style-name="ce25" office:value-type="float" office:value="0.64334705075445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3])))" office:value-type="float" office:value="0.080078125" calcext:value-type="float">
            <text:p/>
          </table:table-cell>
          <table:table-cell table:style-name="ce25" office:value-type="float" office:value="0.97668038408779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4])))" office:value-type="float" office:value="0.580078125" calcext:value-type="float">
            <text:p/>
          </table:table-cell>
          <table:table-cell table:style-name="ce25" office:value-type="float" office:value="0.02606310013717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5])))" office:value-type="float" office:value="0.330078125" calcext:value-type="float">
            <text:p/>
          </table:table-cell>
          <table:table-cell table:style-name="ce25" office:value-type="float" office:value="0.35939643347050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6])))" office:value-type="float" office:value="0.830078125" calcext:value-type="float">
            <text:p/>
          </table:table-cell>
          <table:table-cell table:style-name="ce25" office:value-type="float" office:value="0.6927297668038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7])))" office:value-type="float" office:value="0.205078125" calcext:value-type="float">
            <text:p/>
          </table:table-cell>
          <table:table-cell table:style-name="ce25" office:value-type="float" office:value="0.1371742112482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8])))" office:value-type="float" office:value="0.705078125" calcext:value-type="float">
            <text:p/>
          </table:table-cell>
          <table:table-cell table:style-name="ce25" office:value-type="float" office:value="0.47050754458161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9])))" office:value-type="float" office:value="0.455078125" calcext:value-type="float">
            <text:p/>
          </table:table-cell>
          <table:table-cell table:style-name="ce25" office:value-type="float" office:value="0.80384087791495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0])))" office:value-type="float" office:value="0.955078125" calcext:value-type="float">
            <text:p/>
          </table:table-cell>
          <table:table-cell table:style-name="ce25" office:value-type="float" office:value="0.24828532235939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1])))" office:value-type="float" office:value="0.048828125" calcext:value-type="float">
            <text:p/>
          </table:table-cell>
          <table:table-cell table:style-name="ce25" office:value-type="float" office:value="0.5816186556927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2])))" office:value-type="float" office:value="0.548828125" calcext:value-type="float">
            <text:p/>
          </table:table-cell>
          <table:table-cell table:style-name="ce25" office:value-type="float" office:value="0.91495198902606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3])))" office:value-type="float" office:value="0.298828125" calcext:value-type="float">
            <text:p/>
          </table:table-cell>
          <table:table-cell table:style-name="ce25" office:value-type="float" office:value="0.063100137174211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4])))" office:value-type="float" office:value="0.798828125" calcext:value-type="float">
            <text:p/>
          </table:table-cell>
          <table:table-cell table:style-name="ce25" office:value-type="float" office:value="0.39643347050754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5])))" office:value-type="float" office:value="0.173828125" calcext:value-type="float">
            <text:p/>
          </table:table-cell>
          <table:table-cell table:style-name="ce25" office:value-type="float" office:value="0.72976680384087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6])))" office:value-type="float" office:value="0.673828125" calcext:value-type="float">
            <text:p/>
          </table:table-cell>
          <table:table-cell table:style-name="ce25" office:value-type="float" office:value="0.17421124828532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7])))" office:value-type="float" office:value="0.423828125" calcext:value-type="float">
            <text:p/>
          </table:table-cell>
          <table:table-cell table:style-name="ce25" office:value-type="float" office:value="0.5075445816186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8])))" office:value-type="float" office:value="0.923828125" calcext:value-type="float">
            <text:p/>
          </table:table-cell>
          <table:table-cell table:style-name="ce25" office:value-type="float" office:value="0.84087791495198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9])))" office:value-type="float" office:value="0.111328125" calcext:value-type="float">
            <text:p/>
          </table:table-cell>
          <table:table-cell table:style-name="ce25" office:value-type="float" office:value="0.28532235939643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0])))" office:value-type="float" office:value="0.611328125" calcext:value-type="float">
            <text:p/>
          </table:table-cell>
          <table:table-cell table:style-name="ce25" office:value-type="float" office:value="0.61865569272976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1])))" office:value-type="float" office:value="0.361328125" calcext:value-type="float">
            <text:p/>
          </table:table-cell>
          <table:table-cell table:style-name="ce25" office:value-type="float" office:value="0.951989026063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2])))" office:value-type="float" office:value="0.861328125" calcext:value-type="float">
            <text:p/>
          </table:table-cell>
          <table:table-cell table:style-name="ce25" office:value-type="float" office:value="0.10013717421124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3])))" office:value-type="float" office:value="0.236328125" calcext:value-type="float">
            <text:p/>
          </table:table-cell>
          <table:table-cell table:style-name="ce25" office:value-type="float" office:value="0.43347050754458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4])))" office:value-type="float" office:value="0.736328125" calcext:value-type="float">
            <text:p/>
          </table:table-cell>
          <table:table-cell table:style-name="ce25" office:value-type="float" office:value="0.76680384087791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5])))" office:value-type="float" office:value="0.486328125" calcext:value-type="float">
            <text:p/>
          </table:table-cell>
          <table:table-cell table:style-name="ce25" office:value-type="float" office:value="0.21124828532235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6])))" office:value-type="float" office:value="0.986328125" calcext:value-type="float">
            <text:p/>
          </table:table-cell>
          <table:table-cell table:style-name="ce25" office:value-type="float" office:value="0.54458161865569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7])))" office:value-type="float" office:value="0.009765625" calcext:value-type="float">
            <text:p/>
          </table:table-cell>
          <table:table-cell table:style-name="ce25" office:value-type="float" office:value="0.87791495198902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8])))" office:value-type="float" office:value="0.509765625" calcext:value-type="float">
            <text:p/>
          </table:table-cell>
          <table:table-cell table:style-name="ce25" office:value-type="float" office:value="0.3223593964334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9])))" office:value-type="float" office:value="0.259765625" calcext:value-type="float">
            <text:p/>
          </table:table-cell>
          <table:table-cell table:style-name="ce25" office:value-type="float" office:value="0.65569272976680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0])))" office:value-type="float" office:value="0.759765625" calcext:value-type="float">
            <text:p/>
          </table:table-cell>
          <table:table-cell table:style-name="ce25" office:value-type="float" office:value="0.98902606310013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1])))" office:value-type="float" office:value="0.134765625" calcext:value-type="float">
            <text:p/>
          </table:table-cell>
          <table:table-cell table:style-name="ce25" office:value-type="float" office:value="0.005486968449931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2])))" office:value-type="float" office:value="0.634765625" calcext:value-type="float">
            <text:p/>
          </table:table-cell>
          <table:table-cell table:style-name="ce25" office:value-type="float" office:value="0.33882030178326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3])))" office:value-type="float" office:value="0.384765625" calcext:value-type="float">
            <text:p/>
          </table:table-cell>
          <table:table-cell table:style-name="ce25" office:value-type="float" office:value="0.67215363511659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4])))" office:value-type="float" office:value="0.884765625" calcext:value-type="float">
            <text:p/>
          </table:table-cell>
          <table:table-cell table:style-name="ce25" office:value-type="float" office:value="0.11659807956104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5])))" office:value-type="float" office:value="0.072265625" calcext:value-type="float">
            <text:p/>
          </table:table-cell>
          <table:table-cell table:style-name="ce25" office:value-type="float" office:value="0.44993141289437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6])))" office:value-type="float" office:value="0.572265625" calcext:value-type="float">
            <text:p/>
          </table:table-cell>
          <table:table-cell table:style-name="ce25" office:value-type="float" office:value="0.78326474622770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7])))" office:value-type="float" office:value="0.322265625" calcext:value-type="float">
            <text:p/>
          </table:table-cell>
          <table:table-cell table:style-name="ce25" office:value-type="float" office:value="0.22770919067215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8])))" office:value-type="float" office:value="0.822265625" calcext:value-type="float">
            <text:p/>
          </table:table-cell>
          <table:table-cell table:style-name="ce25" office:value-type="float" office:value="0.56104252400548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9])))" office:value-type="float" office:value="0.197265625" calcext:value-type="float">
            <text:p/>
          </table:table-cell>
          <table:table-cell table:style-name="ce25" office:value-type="float" office:value="0.8943758573388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0])))" office:value-type="float" office:value="0.697265625" calcext:value-type="float">
            <text:p/>
          </table:table-cell>
          <table:table-cell table:style-name="ce25" office:value-type="float" office:value="0.04252400548696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1])))" office:value-type="float" office:value="0.447265625" calcext:value-type="float">
            <text:p/>
          </table:table-cell>
          <table:table-cell table:style-name="ce25" office:value-type="float" office:value="0.37585733882030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2])))" office:value-type="float" office:value="0.947265625" calcext:value-type="float">
            <text:p/>
          </table:table-cell>
          <table:table-cell table:style-name="ce25" office:value-type="float" office:value="0.70919067215363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3])))" office:value-type="float" office:value="0.041015625" calcext:value-type="float">
            <text:p/>
          </table:table-cell>
          <table:table-cell table:style-name="ce25" office:value-type="float" office:value="0.1536351165980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4])))" office:value-type="float" office:value="0.541015625" calcext:value-type="float">
            <text:p/>
          </table:table-cell>
          <table:table-cell table:style-name="ce25" office:value-type="float" office:value="0.48696844993141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5])))" office:value-type="float" office:value="0.291015625" calcext:value-type="float">
            <text:p/>
          </table:table-cell>
          <table:table-cell table:style-name="ce25" office:value-type="float" office:value="0.82030178326474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6])))" office:value-type="float" office:value="0.791015625" calcext:value-type="float">
            <text:p/>
          </table:table-cell>
          <table:table-cell table:style-name="ce25" office:value-type="float" office:value="0.26474622770919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7])))" office:value-type="float" office:value="0.166015625" calcext:value-type="float">
            <text:p/>
          </table:table-cell>
          <table:table-cell table:style-name="ce25" office:value-type="float" office:value="0.59807956104252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8])))" office:value-type="float" office:value="0.666015625" calcext:value-type="float">
            <text:p/>
          </table:table-cell>
          <table:table-cell table:style-name="ce25" office:value-type="float" office:value="0.93141289437585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9])))" office:value-type="float" office:value="0.416015625" calcext:value-type="float">
            <text:p/>
          </table:table-cell>
          <table:table-cell table:style-name="ce25" office:value-type="float" office:value="0.079561042524005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0])))" office:value-type="float" office:value="0.916015625" calcext:value-type="float">
            <text:p/>
          </table:table-cell>
          <table:table-cell table:style-name="ce25" office:value-type="float" office:value="0.41289437585733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1])))" office:value-type="float" office:value="0.103515625" calcext:value-type="float">
            <text:p/>
          </table:table-cell>
          <table:table-cell table:style-name="ce25" office:value-type="float" office:value="0.74622770919067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2])))" office:value-type="float" office:value="0.603515625" calcext:value-type="float">
            <text:p/>
          </table:table-cell>
          <table:table-cell table:style-name="ce25" office:value-type="float" office:value="0.19067215363511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3])))" office:value-type="float" office:value="0.353515625" calcext:value-type="float">
            <text:p/>
          </table:table-cell>
          <table:table-cell table:style-name="ce25" office:value-type="float" office:value="0.5240054869684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4])))" office:value-type="float" office:value="0.853515625" calcext:value-type="float">
            <text:p/>
          </table:table-cell>
          <table:table-cell table:style-name="ce25" office:value-type="float" office:value="0.85733882030178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5])))" office:value-type="float" office:value="0.228515625" calcext:value-type="float">
            <text:p/>
          </table:table-cell>
          <table:table-cell table:style-name="ce25" office:value-type="float" office:value="0.30178326474622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6])))" office:value-type="float" office:value="0.728515625" calcext:value-type="float">
            <text:p/>
          </table:table-cell>
          <table:table-cell table:style-name="ce25" office:value-type="float" office:value="0.63511659807956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7])))" office:value-type="float" office:value="0.478515625" calcext:value-type="float">
            <text:p/>
          </table:table-cell>
          <table:table-cell table:style-name="ce25" office:value-type="float" office:value="0.96844993141289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8])))" office:value-type="float" office:value="0.978515625" calcext:value-type="float">
            <text:p/>
          </table:table-cell>
          <table:table-cell table:style-name="ce25" office:value-type="float" office:value="0.017832647462277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9])))" office:value-type="float" office:value="0.025390625" calcext:value-type="float">
            <text:p/>
          </table:table-cell>
          <table:table-cell table:style-name="ce25" office:value-type="float" office:value="0.3511659807956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0])))" office:value-type="float" office:value="0.525390625" calcext:value-type="float">
            <text:p/>
          </table:table-cell>
          <table:table-cell table:style-name="ce25" office:value-type="float" office:value="0.68449931412894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1])))" office:value-type="float" office:value="0.275390625" calcext:value-type="float">
            <text:p/>
          </table:table-cell>
          <table:table-cell table:style-name="ce25" office:value-type="float" office:value="0.12894375857338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2])))" office:value-type="float" office:value="0.775390625" calcext:value-type="float">
            <text:p/>
          </table:table-cell>
          <table:table-cell table:style-name="ce25" office:value-type="float" office:value="0.46227709190672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3])))" office:value-type="float" office:value="0.150390625" calcext:value-type="float">
            <text:p/>
          </table:table-cell>
          <table:table-cell table:style-name="ce25" office:value-type="float" office:value="0.79561042524005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4])))" office:value-type="float" office:value="0.650390625" calcext:value-type="float">
            <text:p/>
          </table:table-cell>
          <table:table-cell table:style-name="ce25" office:value-type="float" office:value="0.24005486968449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5])))" office:value-type="float" office:value="0.400390625" calcext:value-type="float">
            <text:p/>
          </table:table-cell>
          <table:table-cell table:style-name="ce25" office:value-type="float" office:value="0.57338820301783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6])))" office:value-type="float" office:value="0.900390625" calcext:value-type="float">
            <text:p/>
          </table:table-cell>
          <table:table-cell table:style-name="ce25" office:value-type="float" office:value="0.90672153635116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7])))" office:value-type="float" office:value="0.087890625" calcext:value-type="float">
            <text:p/>
          </table:table-cell>
          <table:table-cell table:style-name="ce25" office:value-type="float" office:value="0.05486968449931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8])))" office:value-type="float" office:value="0.587890625" calcext:value-type="float">
            <text:p/>
          </table:table-cell>
          <table:table-cell table:style-name="ce25" office:value-type="float" office:value="0.38820301783264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9])))" office:value-type="float" office:value="0.337890625" calcext:value-type="float">
            <text:p/>
          </table:table-cell>
          <table:table-cell table:style-name="ce25" office:value-type="float" office:value="0.72153635116598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0])))" office:value-type="float" office:value="0.837890625" calcext:value-type="float">
            <text:p/>
          </table:table-cell>
          <table:table-cell table:style-name="ce25" office:value-type="float" office:value="0.16598079561042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1])))" office:value-type="float" office:value="0.212890625" calcext:value-type="float">
            <text:p/>
          </table:table-cell>
          <table:table-cell table:style-name="ce25" office:value-type="float" office:value="0.49931412894375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2])))" office:value-type="float" office:value="0.712890625" calcext:value-type="float">
            <text:p/>
          </table:table-cell>
          <table:table-cell table:style-name="ce25" office:value-type="float" office:value="0.83264746227709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3])))" office:value-type="float" office:value="0.462890625" calcext:value-type="float">
            <text:p/>
          </table:table-cell>
          <table:table-cell table:style-name="ce25" office:value-type="float" office:value="0.27709190672153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4])))" office:value-type="float" office:value="0.962890625" calcext:value-type="float">
            <text:p/>
          </table:table-cell>
          <table:table-cell table:style-name="ce25" office:value-type="float" office:value="0.6104252400548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5])))" office:value-type="float" office:value="0.056640625" calcext:value-type="float">
            <text:p/>
          </table:table-cell>
          <table:table-cell table:style-name="ce25" office:value-type="float" office:value="0.94375857338820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6])))" office:value-type="float" office:value="0.556640625" calcext:value-type="float">
            <text:p/>
          </table:table-cell>
          <table:table-cell table:style-name="ce25" office:value-type="float" office:value="0.091906721536351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7])))" office:value-type="float" office:value="0.306640625" calcext:value-type="float">
            <text:p/>
          </table:table-cell>
          <table:table-cell table:style-name="ce25" office:value-type="float" office:value="0.4252400548696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8])))" office:value-type="float" office:value="0.806640625" calcext:value-type="float">
            <text:p/>
          </table:table-cell>
          <table:table-cell table:style-name="ce25" office:value-type="float" office:value="0.75857338820301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9])))" office:value-type="float" office:value="0.181640625" calcext:value-type="float">
            <text:p/>
          </table:table-cell>
          <table:table-cell table:style-name="ce25" office:value-type="float" office:value="0.20301783264746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0])))" office:value-type="float" office:value="0.681640625" calcext:value-type="float">
            <text:p/>
          </table:table-cell>
          <table:table-cell table:style-name="ce25" office:value-type="float" office:value="0.53635116598079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1])))" office:value-type="float" office:value="0.431640625" calcext:value-type="float">
            <text:p/>
          </table:table-cell>
          <table:table-cell table:style-name="ce25" office:value-type="float" office:value="0.86968449931412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2])))" office:value-type="float" office:value="0.931640625" calcext:value-type="float">
            <text:p/>
          </table:table-cell>
          <table:table-cell table:style-name="ce25" office:value-type="float" office:value="0.31412894375857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3])))" office:value-type="float" office:value="0.119140625" calcext:value-type="float">
            <text:p/>
          </table:table-cell>
          <table:table-cell table:style-name="ce25" office:value-type="float" office:value="0.64746227709190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4])))" office:value-type="float" office:value="0.619140625" calcext:value-type="float">
            <text:p/>
          </table:table-cell>
          <table:table-cell table:style-name="ce25" office:value-type="float" office:value="0.9807956104252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5])))" office:value-type="float" office:value="0.369140625" calcext:value-type="float">
            <text:p/>
          </table:table-cell>
          <table:table-cell table:style-name="ce25" office:value-type="float" office:value="0.030178326474622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6])))" office:value-type="float" office:value="0.869140625" calcext:value-type="float">
            <text:p/>
          </table:table-cell>
          <table:table-cell table:style-name="ce25" office:value-type="float" office:value="0.3635116598079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7])))" office:value-type="float" office:value="0.244140625" calcext:value-type="float">
            <text:p/>
          </table:table-cell>
          <table:table-cell table:style-name="ce25" office:value-type="float" office:value="0.69684499314128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8])))" office:value-type="float" office:value="0.744140625" calcext:value-type="float">
            <text:p/>
          </table:table-cell>
          <table:table-cell table:style-name="ce25" office:value-type="float" office:value="0.14128943758573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9])))" office:value-type="float" office:value="0.494140625" calcext:value-type="float">
            <text:p/>
          </table:table-cell>
          <table:table-cell table:style-name="ce25" office:value-type="float" office:value="0.47462277091906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0])))" office:value-type="float" office:value="0.994140625" calcext:value-type="float">
            <text:p/>
          </table:table-cell>
          <table:table-cell table:style-name="ce25" office:value-type="float" office:value="0.807956104252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1])))" office:value-type="float" office:value="0.005859375" calcext:value-type="float">
            <text:p/>
          </table:table-cell>
          <table:table-cell table:style-name="ce25" office:value-type="float" office:value="0.25240054869684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2])))" office:value-type="float" office:value="0.505859375" calcext:value-type="float">
            <text:p/>
          </table:table-cell>
          <table:table-cell table:style-name="ce25" office:value-type="float" office:value="0.58573388203017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3])))" office:value-type="float" office:value="0.255859375" calcext:value-type="float">
            <text:p/>
          </table:table-cell>
          <table:table-cell table:style-name="ce25" office:value-type="float" office:value="0.91906721536351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4])))" office:value-type="float" office:value="0.755859375" calcext:value-type="float">
            <text:p/>
          </table:table-cell>
          <table:table-cell table:style-name="ce25" office:value-type="float" office:value="0.067215363511659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5])))" office:value-type="float" office:value="0.130859375" calcext:value-type="float">
            <text:p/>
          </table:table-cell>
          <table:table-cell table:style-name="ce25" office:value-type="float" office:value="0.40054869684499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6])))" office:value-type="float" office:value="0.630859375" calcext:value-type="float">
            <text:p/>
          </table:table-cell>
          <table:table-cell table:style-name="ce25" office:value-type="float" office:value="0.73388203017832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7])))" office:value-type="float" office:value="0.380859375" calcext:value-type="float">
            <text:p/>
          </table:table-cell>
          <table:table-cell table:style-name="ce25" office:value-type="float" office:value="0.17832647462277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8])))" office:value-type="float" office:value="0.880859375" calcext:value-type="float">
            <text:p/>
          </table:table-cell>
          <table:table-cell table:style-name="ce25" office:value-type="float" office:value="0.51165980795610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9])))" office:value-type="float" office:value="0.068359375" calcext:value-type="float">
            <text:p/>
          </table:table-cell>
          <table:table-cell table:style-name="ce25" office:value-type="float" office:value="0.84499314128943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0])))" office:value-type="float" office:value="0.568359375" calcext:value-type="float">
            <text:p/>
          </table:table-cell>
          <table:table-cell table:style-name="ce25" office:value-type="float" office:value="0.28943758573388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1])))" office:value-type="float" office:value="0.318359375" calcext:value-type="float">
            <text:p/>
          </table:table-cell>
          <table:table-cell table:style-name="ce25" office:value-type="float" office:value="0.62277091906721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2])))" office:value-type="float" office:value="0.818359375" calcext:value-type="float">
            <text:p/>
          </table:table-cell>
          <table:table-cell table:style-name="ce25" office:value-type="float" office:value="0.95610425240054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3])))" office:value-type="float" office:value="0.193359375" calcext:value-type="float">
            <text:p/>
          </table:table-cell>
          <table:table-cell table:style-name="ce25" office:value-type="float" office:value="0.1042524005486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4])))" office:value-type="float" office:value="0.693359375" calcext:value-type="float">
            <text:p/>
          </table:table-cell>
          <table:table-cell table:style-name="ce25" office:value-type="float" office:value="0.4375857338820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5])))" office:value-type="float" office:value="0.443359375" calcext:value-type="float">
            <text:p/>
          </table:table-cell>
          <table:table-cell table:style-name="ce25" office:value-type="float" office:value="0.77091906721536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6])))" office:value-type="float" office:value="0.943359375" calcext:value-type="float">
            <text:p/>
          </table:table-cell>
          <table:table-cell table:style-name="ce25" office:value-type="float" office:value="0.21536351165980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7])))" office:value-type="float" office:value="0.037109375" calcext:value-type="float">
            <text:p/>
          </table:table-cell>
          <table:table-cell table:style-name="ce25" office:value-type="float" office:value="0.5486968449931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8])))" office:value-type="float" office:value="0.537109375" calcext:value-type="float">
            <text:p/>
          </table:table-cell>
          <table:table-cell table:style-name="ce25" office:value-type="float" office:value="0.88203017832647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9])))" office:value-type="float" office:value="0.287109375" calcext:value-type="float">
            <text:p/>
          </table:table-cell>
          <table:table-cell table:style-name="ce25" office:value-type="float" office:value="0.32647462277091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0])))" office:value-type="float" office:value="0.787109375" calcext:value-type="float">
            <text:p/>
          </table:table-cell>
          <table:table-cell table:style-name="ce25" office:value-type="float" office:value="0.65980795610425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1])))" office:value-type="float" office:value="0.162109375" calcext:value-type="float">
            <text:p/>
          </table:table-cell>
          <table:table-cell table:style-name="ce25" office:value-type="float" office:value="0.99314128943758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2])))" office:value-type="float" office:value="0.662109375" calcext:value-type="float">
            <text:p/>
          </table:table-cell>
          <table:table-cell table:style-name="ce25" office:value-type="float" office:value="0.009602194787379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3])))" office:value-type="float" office:value="0.412109375" calcext:value-type="float">
            <text:p/>
          </table:table-cell>
          <table:table-cell table:style-name="ce25" office:value-type="float" office:value="0.34293552812071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4])))" office:value-type="float" office:value="0.912109375" calcext:value-type="float">
            <text:p/>
          </table:table-cell>
          <table:table-cell table:style-name="ce25" office:value-type="float" office:value="0.67626886145404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5])))" office:value-type="float" office:value="0.099609375" calcext:value-type="float">
            <text:p/>
          </table:table-cell>
          <table:table-cell table:style-name="ce25" office:value-type="float" office:value="0.12071330589849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6])))" office:value-type="float" office:value="0.599609375" calcext:value-type="float">
            <text:p/>
          </table:table-cell>
          <table:table-cell table:style-name="ce25" office:value-type="float" office:value="0.45404663923182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7])))" office:value-type="float" office:value="0.349609375" calcext:value-type="float">
            <text:p/>
          </table:table-cell>
          <table:table-cell table:style-name="ce25" office:value-type="float" office:value="0.78737997256515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8])))" office:value-type="float" office:value="0.849609375" calcext:value-type="float">
            <text:p/>
          </table:table-cell>
          <table:table-cell table:style-name="ce25" office:value-type="float" office:value="0.23182441700960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9])))" office:value-type="float" office:value="0.224609375" calcext:value-type="float">
            <text:p/>
          </table:table-cell>
          <table:table-cell table:style-name="ce25" office:value-type="float" office:value="0.56515775034293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0])))" office:value-type="float" office:value="0.724609375" calcext:value-type="float">
            <text:p/>
          </table:table-cell>
          <table:table-cell table:style-name="ce25" office:value-type="float" office:value="0.89849108367626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1])))" office:value-type="float" office:value="0.474609375" calcext:value-type="float">
            <text:p/>
          </table:table-cell>
          <table:table-cell table:style-name="ce25" office:value-type="float" office:value="0.04663923182441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2])))" office:value-type="float" office:value="0.974609375" calcext:value-type="float">
            <text:p/>
          </table:table-cell>
          <table:table-cell table:style-name="ce25" office:value-type="float" office:value="0.3799725651577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3])))" office:value-type="float" office:value="0.021484375" calcext:value-type="float">
            <text:p/>
          </table:table-cell>
          <table:table-cell table:style-name="ce25" office:value-type="float" office:value="0.7133058984910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4])))" office:value-type="float" office:value="0.521484375" calcext:value-type="float">
            <text:p/>
          </table:table-cell>
          <table:table-cell table:style-name="ce25" office:value-type="float" office:value="0.15775034293552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5])))" office:value-type="float" office:value="0.271484375" calcext:value-type="float">
            <text:p/>
          </table:table-cell>
          <table:table-cell table:style-name="ce25" office:value-type="float" office:value="0.49108367626886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6])))" office:value-type="float" office:value="0.771484375" calcext:value-type="float">
            <text:p/>
          </table:table-cell>
          <table:table-cell table:style-name="ce25" office:value-type="float" office:value="0.82441700960219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7])))" office:value-type="float" office:value="0.146484375" calcext:value-type="float">
            <text:p/>
          </table:table-cell>
          <table:table-cell table:style-name="ce25" office:value-type="float" office:value="0.26886145404663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8])))" office:value-type="float" office:value="0.646484375" calcext:value-type="float">
            <text:p/>
          </table:table-cell>
          <table:table-cell table:style-name="ce25" office:value-type="float" office:value="0.60219478737997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9])))" office:value-type="float" office:value="0.396484375" calcext:value-type="float">
            <text:p/>
          </table:table-cell>
          <table:table-cell table:style-name="ce25" office:value-type="float" office:value="0.93552812071330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0])))" office:value-type="float" office:value="0.896484375" calcext:value-type="float">
            <text:p/>
          </table:table-cell>
          <table:table-cell table:style-name="ce25" office:value-type="float" office:value="0.08367626886145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1])))" office:value-type="float" office:value="0.083984375" calcext:value-type="float">
            <text:p/>
          </table:table-cell>
          <table:table-cell table:style-name="ce25" office:value-type="float" office:value="0.41700960219478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2])))" office:value-type="float" office:value="0.583984375" calcext:value-type="float">
            <text:p/>
          </table:table-cell>
          <table:table-cell table:style-name="ce25" office:value-type="float" office:value="0.75034293552812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3])))" office:value-type="float" office:value="0.333984375" calcext:value-type="float">
            <text:p/>
          </table:table-cell>
          <table:table-cell table:style-name="ce25" office:value-type="float" office:value="0.19478737997256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4])))" office:value-type="float" office:value="0.833984375" calcext:value-type="float">
            <text:p/>
          </table:table-cell>
          <table:table-cell table:style-name="ce25" office:value-type="float" office:value="0.52812071330589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5])))" office:value-type="float" office:value="0.208984375" calcext:value-type="float">
            <text:p/>
          </table:table-cell>
          <table:table-cell table:style-name="ce25" office:value-type="float" office:value="0.86145404663923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6])))" office:value-type="float" office:value="0.708984375" calcext:value-type="float">
            <text:p/>
          </table:table-cell>
          <table:table-cell table:style-name="ce25" office:value-type="float" office:value="0.30589849108367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7])))" office:value-type="float" office:value="0.458984375" calcext:value-type="float">
            <text:p/>
          </table:table-cell>
          <table:table-cell table:style-name="ce25" office:value-type="float" office:value="0.6392318244170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8])))" office:value-type="float" office:value="0.958984375" calcext:value-type="float">
            <text:p/>
          </table:table-cell>
          <table:table-cell table:style-name="ce25" office:value-type="float" office:value="0.97256515775034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9])))" office:value-type="float" office:value="0.052734375" calcext:value-type="float">
            <text:p/>
          </table:table-cell>
          <table:table-cell table:style-name="ce25" office:value-type="float" office:value="0.02194787379972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0])))" office:value-type="float" office:value="0.552734375" calcext:value-type="float">
            <text:p/>
          </table:table-cell>
          <table:table-cell table:style-name="ce25" office:value-type="float" office:value="0.35528120713305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1])))" office:value-type="float" office:value="0.302734375" calcext:value-type="float">
            <text:p/>
          </table:table-cell>
          <table:table-cell table:style-name="ce25" office:value-type="float" office:value="0.68861454046639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2])))" office:value-type="float" office:value="0.802734375" calcext:value-type="float">
            <text:p/>
          </table:table-cell>
          <table:table-cell table:style-name="ce25" office:value-type="float" office:value="0.13305898491083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3])))" office:value-type="float" office:value="0.177734375" calcext:value-type="float">
            <text:p/>
          </table:table-cell>
          <table:table-cell table:style-name="ce25" office:value-type="float" office:value="0.4663923182441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4])))" office:value-type="float" office:value="0.677734375" calcext:value-type="float">
            <text:p/>
          </table:table-cell>
          <table:table-cell table:style-name="ce25" office:value-type="float" office:value="0.79972565157750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5])))" office:value-type="float" office:value="0.427734375" calcext:value-type="float">
            <text:p/>
          </table:table-cell>
          <table:table-cell table:style-name="ce25" office:value-type="float" office:value="0.24417009602194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6])))" office:value-type="float" office:value="0.927734375" calcext:value-type="float">
            <text:p/>
          </table:table-cell>
          <table:table-cell table:style-name="ce25" office:value-type="float" office:value="0.57750342935528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7])))" office:value-type="float" office:value="0.115234375" calcext:value-type="float">
            <text:p/>
          </table:table-cell>
          <table:table-cell table:style-name="ce25" office:value-type="float" office:value="0.91083676268861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8])))" office:value-type="float" office:value="0.615234375" calcext:value-type="float">
            <text:p/>
          </table:table-cell>
          <table:table-cell table:style-name="ce25" office:value-type="float" office:value="0.058984910836762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9])))" office:value-type="float" office:value="0.365234375" calcext:value-type="float">
            <text:p/>
          </table:table-cell>
          <table:table-cell table:style-name="ce25" office:value-type="float" office:value="0.39231824417009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0])))" office:value-type="float" office:value="0.865234375" calcext:value-type="float">
            <text:p/>
          </table:table-cell>
          <table:table-cell table:style-name="ce25" office:value-type="float" office:value="0.72565157750342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1])))" office:value-type="float" office:value="0.240234375" calcext:value-type="float">
            <text:p/>
          </table:table-cell>
          <table:table-cell table:style-name="ce25" office:value-type="float" office:value="0.17009602194787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2])))" office:value-type="float" office:value="0.740234375" calcext:value-type="float">
            <text:p/>
          </table:table-cell>
          <table:table-cell table:style-name="ce25" office:value-type="float" office:value="0.50342935528120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3])))" office:value-type="float" office:value="0.490234375" calcext:value-type="float">
            <text:p/>
          </table:table-cell>
          <table:table-cell table:style-name="ce25" office:value-type="float" office:value="0.8367626886145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4])))" office:value-type="float" office:value="0.990234375" calcext:value-type="float">
            <text:p/>
          </table:table-cell>
          <table:table-cell table:style-name="ce25" office:value-type="float" office:value="0.28120713305898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5])))" office:value-type="float" office:value="0.013671875" calcext:value-type="float">
            <text:p/>
          </table:table-cell>
          <table:table-cell table:style-name="ce25" office:value-type="float" office:value="0.61454046639231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6])))" office:value-type="float" office:value="0.513671875" calcext:value-type="float">
            <text:p/>
          </table:table-cell>
          <table:table-cell table:style-name="ce25" office:value-type="float" office:value="0.94787379972565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7])))" office:value-type="float" office:value="0.263671875" calcext:value-type="float">
            <text:p/>
          </table:table-cell>
          <table:table-cell table:style-name="ce25" office:value-type="float" office:value="0.09602194787379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8])))" office:value-type="float" office:value="0.763671875" calcext:value-type="float">
            <text:p/>
          </table:table-cell>
          <table:table-cell table:style-name="ce25" office:value-type="float" office:value="0.42935528120713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9])))" office:value-type="float" office:value="0.138671875" calcext:value-type="float">
            <text:p/>
          </table:table-cell>
          <table:table-cell table:style-name="ce25" office:value-type="float" office:value="0.76268861454046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0])))" office:value-type="float" office:value="0.638671875" calcext:value-type="float">
            <text:p/>
          </table:table-cell>
          <table:table-cell table:style-name="ce25" office:value-type="float" office:value="0.20713305898491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1])))" office:value-type="float" office:value="0.388671875" calcext:value-type="float">
            <text:p/>
          </table:table-cell>
          <table:table-cell table:style-name="ce25" office:value-type="float" office:value="0.54046639231824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2])))" office:value-type="float" office:value="0.888671875" calcext:value-type="float">
            <text:p/>
          </table:table-cell>
          <table:table-cell table:style-name="ce25" office:value-type="float" office:value="0.87379972565157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3])))" office:value-type="float" office:value="0.076171875" calcext:value-type="float">
            <text:p/>
          </table:table-cell>
          <table:table-cell table:style-name="ce25" office:value-type="float" office:value="0.31824417009602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4])))" office:value-type="float" office:value="0.576171875" calcext:value-type="float">
            <text:p/>
          </table:table-cell>
          <table:table-cell table:style-name="ce25" office:value-type="float" office:value="0.65157750342935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5])))" office:value-type="float" office:value="0.326171875" calcext:value-type="float">
            <text:p/>
          </table:table-cell>
          <table:table-cell table:style-name="ce25" office:value-type="float" office:value="0.98491083676268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6])))" office:value-type="float" office:value="0.826171875" calcext:value-type="float">
            <text:p/>
          </table:table-cell>
          <table:table-cell table:style-name="ce25" office:value-type="float" office:value="0.034293552812071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7])))" office:value-type="float" office:value="0.201171875" calcext:value-type="float">
            <text:p/>
          </table:table-cell>
          <table:table-cell table:style-name="ce25" office:value-type="float" office:value="0.36762688614540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8])))" office:value-type="float" office:value="0.701171875" calcext:value-type="float">
            <text:p/>
          </table:table-cell>
          <table:table-cell table:style-name="ce25" office:value-type="float" office:value="0.70096021947873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9])))" office:value-type="float" office:value="0.451171875" calcext:value-type="float">
            <text:p/>
          </table:table-cell>
          <table:table-cell table:style-name="ce25" office:value-type="float" office:value="0.14540466392318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0])))" office:value-type="float" office:value="0.951171875" calcext:value-type="float">
            <text:p/>
          </table:table-cell>
          <table:table-cell table:style-name="ce25" office:value-type="float" office:value="0.47873799725651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1])))" office:value-type="float" office:value="0.044921875" calcext:value-type="float">
            <text:p/>
          </table:table-cell>
          <table:table-cell table:style-name="ce25" office:value-type="float" office:value="0.81207133058984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2])))" office:value-type="float" office:value="0.544921875" calcext:value-type="float">
            <text:p/>
          </table:table-cell>
          <table:table-cell table:style-name="ce25" office:value-type="float" office:value="0.25651577503429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3])))" office:value-type="float" office:value="0.294921875" calcext:value-type="float">
            <text:p/>
          </table:table-cell>
          <table:table-cell table:style-name="ce25" office:value-type="float" office:value="0.58984910836762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4])))" office:value-type="float" office:value="0.794921875" calcext:value-type="float">
            <text:p/>
          </table:table-cell>
          <table:table-cell table:style-name="ce25" office:value-type="float" office:value="0.9231824417009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5])))" office:value-type="float" office:value="0.169921875" calcext:value-type="float">
            <text:p/>
          </table:table-cell>
          <table:table-cell table:style-name="ce25" office:value-type="float" office:value="0.071330589849108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6])))" office:value-type="float" office:value="0.669921875" calcext:value-type="float">
            <text:p/>
          </table:table-cell>
          <table:table-cell table:style-name="ce25" office:value-type="float" office:value="0.40466392318244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7])))" office:value-type="float" office:value="0.419921875" calcext:value-type="float">
            <text:p/>
          </table:table-cell>
          <table:table-cell table:style-name="ce25" office:value-type="float" office:value="0.73799725651577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8])))" office:value-type="float" office:value="0.919921875" calcext:value-type="float">
            <text:p/>
          </table:table-cell>
          <table:table-cell table:style-name="ce25" office:value-type="float" office:value="0.18244170096021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9])))" office:value-type="float" office:value="0.107421875" calcext:value-type="float">
            <text:p/>
          </table:table-cell>
          <table:table-cell table:style-name="ce25" office:value-type="float" office:value="0.51577503429355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0])))" office:value-type="float" office:value="0.607421875" calcext:value-type="float">
            <text:p/>
          </table:table-cell>
          <table:table-cell table:style-name="ce25" office:value-type="float" office:value="0.84910836762688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1])))" office:value-type="float" office:value="0.357421875" calcext:value-type="float">
            <text:p/>
          </table:table-cell>
          <table:table-cell table:style-name="ce25" office:value-type="float" office:value="0.29355281207133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2])))" office:value-type="float" office:value="0.857421875" calcext:value-type="float">
            <text:p/>
          </table:table-cell>
          <table:table-cell table:style-name="ce25" office:value-type="float" office:value="0.62688614540466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3])))" office:value-type="float" office:value="0.232421875" calcext:value-type="float">
            <text:p/>
          </table:table-cell>
          <table:table-cell table:style-name="ce25" office:value-type="float" office:value="0.96021947873799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4])))" office:value-type="float" office:value="0.732421875" calcext:value-type="float">
            <text:p/>
          </table:table-cell>
          <table:table-cell table:style-name="ce25" office:value-type="float" office:value="0.10836762688614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5])))" office:value-type="float" office:value="0.482421875" calcext:value-type="float">
            <text:p/>
          </table:table-cell>
          <table:table-cell table:style-name="ce25" office:value-type="float" office:value="0.44170096021947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6])))" office:value-type="float" office:value="0.982421875" calcext:value-type="float">
            <text:p/>
          </table:table-cell>
          <table:table-cell table:style-name="ce25" office:value-type="float" office:value="0.77503429355281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7])))" office:value-type="float" office:value="0.029296875" calcext:value-type="float">
            <text:p/>
          </table:table-cell>
          <table:table-cell table:style-name="ce25" office:value-type="float" office:value="0.21947873799725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8])))" office:value-type="float" office:value="0.529296875" calcext:value-type="float">
            <text:p/>
          </table:table-cell>
          <table:table-cell table:style-name="ce25" office:value-type="float" office:value="0.5528120713305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9])))" office:value-type="float" office:value="0.279296875" calcext:value-type="float">
            <text:p/>
          </table:table-cell>
          <table:table-cell table:style-name="ce25" office:value-type="float" office:value="0.88614540466392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0])))" office:value-type="float" office:value="0.779296875" calcext:value-type="float">
            <text:p/>
          </table:table-cell>
          <table:table-cell table:style-name="ce25" office:value-type="float" office:value="0.33058984910836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1])))" office:value-type="float" office:value="0.154296875" calcext:value-type="float">
            <text:p/>
          </table:table-cell>
          <table:table-cell table:style-name="ce25" office:value-type="float" office:value="0.66392318244170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2])))" office:value-type="float" office:value="0.654296875" calcext:value-type="float">
            <text:p/>
          </table:table-cell>
          <table:table-cell table:style-name="ce25" office:value-type="float" office:value="0.99725651577503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3])))" office:value-type="float" office:value="0.404296875" calcext:value-type="float">
            <text:p/>
          </table:table-cell>
          <table:table-cell table:style-name="ce25" office:value-type="float" office:value="0.0027434842249657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4])))" office:value-type="float" office:value="0.904296875" calcext:value-type="float">
            <text:p/>
          </table:table-cell>
          <table:table-cell table:style-name="ce25" office:value-type="float" office:value="0.33607681755829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5])))" office:value-type="float" office:value="0.091796875" calcext:value-type="float">
            <text:p/>
          </table:table-cell>
          <table:table-cell table:style-name="ce25" office:value-type="float" office:value="0.669410150891632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6])))" office:value-type="float" office:value="0.591796875" calcext:value-type="float">
            <text:p/>
          </table:table-cell>
          <table:table-cell table:style-name="ce25" office:value-type="float" office:value="0.11385459533607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7])))" office:value-type="float" office:value="0.341796875" calcext:value-type="float">
            <text:p/>
          </table:table-cell>
          <table:table-cell table:style-name="ce25" office:value-type="float" office:value="0.4471879286694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8])))" office:value-type="float" office:value="0.841796875" calcext:value-type="float">
            <text:p/>
          </table:table-cell>
          <table:table-cell table:style-name="ce25" office:value-type="float" office:value="0.780521262002743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9])))" office:value-type="float" office:value="0.216796875" calcext:value-type="float">
            <text:p/>
          </table:table-cell>
          <table:table-cell table:style-name="ce25" office:value-type="float" office:value="0.22496570644718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0])))" office:value-type="float" office:value="0.716796875" calcext:value-type="float">
            <text:p/>
          </table:table-cell>
          <table:table-cell table:style-name="ce25" office:value-type="float" office:value="0.558299039780521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1])))" office:value-type="float" office:value="0.466796875" calcext:value-type="float">
            <text:p/>
          </table:table-cell>
          <table:table-cell table:style-name="ce25" office:value-type="float" office:value="0.891632373113855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2])))" office:value-type="float" office:value="0.966796875" calcext:value-type="float">
            <text:p/>
          </table:table-cell>
          <table:table-cell table:style-name="ce25" office:value-type="float" office:value="0.039780521262002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3])))" office:value-type="float" office:value="0.060546875" calcext:value-type="float">
            <text:p/>
          </table:table-cell>
          <table:table-cell table:style-name="ce25" office:value-type="float" office:value="0.373113854595336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4])))" office:value-type="float" office:value="0.560546875" calcext:value-type="float">
            <text:p/>
          </table:table-cell>
          <table:table-cell table:style-name="ce25" office:value-type="float" office:value="0.706447187928669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5])))" office:value-type="float" office:value="0.310546875" calcext:value-type="float">
            <text:p/>
          </table:table-cell>
          <table:table-cell table:style-name="ce25" office:value-type="float" office:value="0.150891632373114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6])))" office:value-type="float" office:value="0.810546875" calcext:value-type="float">
            <text:p/>
          </table:table-cell>
          <table:table-cell table:style-name="ce25" office:value-type="float" office:value="0.484224965706447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7])))" office:value-type="float" office:value="0.185546875" calcext:value-type="float">
            <text:p/>
          </table:table-cell>
          <table:table-cell table:style-name="ce25" office:value-type="float" office:value="0.81755829903978" calcext:value-type="float">
            <text:p/>
          </table:table-cell>
          <table:table-cell table:style-name="ce1" table:number-columns-repeated="247"/>
          <table:table-cell table:number-columns-repeated="767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3" number:min-integer-digits="1"/>
    </number:number-style>
    <number:number-style style:name="N161">
      <number:number number:decimal-places="4" number:min-integer-digits="1"/>
    </number:number-style>
    <number:number-style style:name="N163P0" style:volatile="true">
      <number:number number:decimal-places="0" number:min-integer-digits="1" number:grouping="true"/>
      <number:text> DM</number:text>
    </number:number-style>
    <number:number-style style:name="N163">
      <number:text>-</number:text>
      <number:number number:decimal-places="0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DM</number:text>
    </number:number-style>
    <number:number-style style:name="N166">
      <number:text>-</number:text>
      <number:number number:decimal-places="2" number:min-integer-digits="1" number:grouping="true"/>
      <number:text> DM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DM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DM </number:text>
    </number:number-style>
    <number:number-style style:name="N171P1" style:volatile="true">
      <number:text>-</number:text>
      <number:number number:decimal-places="0" number:min-integer-digits="1" number:grouping="true"/>
      <number:text> DM </number:text>
    </number:number-style>
    <number:number-style style:name="N171P2" style:volatile="true">
      <number:text> - DM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  </number:text>
    </number:number-style>
    <number:number-style style:name="N175P1" style:volatile="true">
      <number:text>-</number:text>
      <number:number number:decimal-places="0" number:min-integer-digits="1" number:grouping="true"/>
      <number:text>       </number:text>
    </number:number-style>
    <number:number-style style:name="N175P2" style:volatile="true">
      <number:text> -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DM </number:text>
    </number:number-style>
    <number:number-style style:name="N179P1" style:volatile="true">
      <number:text>-</number:text>
      <number:number number:decimal-places="2" number:min-integer-digits="1" number:grouping="true"/>
      <number:text> DM </number:text>
    </number:number-style>
    <number:number-style style:name="N179P2" style:volatile="true">
      <number:text> -</number:text>
      <number:number number:decimal-places="0" number:min-integer-digits="0"/>
      <number:text> DM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  </number:text>
    </number:number-style>
    <number:number-style style:name="N183P1" style:volatile="true">
      <number:text>-</number:text>
      <number:number number:decimal-places="2" number:min-integer-digits="1" number:grouping="true"/>
      <number:text>       </number:text>
    </number:number-style>
    <number:number-style style:name="N183P2" style:volatile="true">
      <number:text> -</number:text>
      <number:number number:decimal-places="0" number:min-integer-digits="0"/>
      <number:text>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9" number:min-integer-digits="1"/>
    </number:number-style>
    <number:number-style style:name="N185">
      <number:number number:decimal-places="8" number:min-integer-digits="1"/>
    </number:number-style>
    <number:number-style style:name="N186">
      <number:number number:decimal-places="7" number:min-integer-digits="1"/>
    </number:number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percentage-style style:name="N189">
      <number:number number:decimal-places="1" number:min-integer-digits="1"/>
      <number:text>%</number:text>
    </number:percentage-style>
    <number:percentage-style style:name="N190">
      <number:number number:decimal-places="3" number:min-integer-digits="1"/>
      <number:text>%</number:text>
    </number:percentage-style>
    <number:number-style style:name="N191">
      <number:number number:decimal-places="10" number:min-integer-digits="1"/>
    </number:number-style>
    <number:number-style style:name="N192">
      <number:number number:decimal-places="11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3" number:min-integer-digits="1"/>
    </number:number-style>
    <number:number-style style:name="N195">
      <number:number number:decimal-places="0" number:min-integer-digits="4" number:grouping="true"/>
    </number:number-style>
    <number:percentage-style style:name="N196">
      <number:number number:decimal-places="15" number:min-integer-digits="1"/>
      <number:text>%</number:text>
    </number:percentage-style>
    <number:number-style style:name="N197">
      <number:number number:decimal-places="0" number:min-integer-digits="5"/>
    </number:number-style>
    <number:number-style style:name="N198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23:25:13.404489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4-05-01T23:26:09.825696000</dc:date>
    <meta:editing-duration>PT15H2M5S</meta:editing-duration>
    <meta:editing-cycles>16</meta:editing-cycles>
    <meta:generator>LibreOffice/4.2.0.4$MacOSX_X86_64 LibreOffice_project/05dceb5d363845f2cf968344d7adab8dcfb2ba71</meta:generator>
    <meta:document-statistic meta:table-count="2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60">
      <number:number number:decimal-places="3" number:min-integer-digits="1"/>
    </number:number-style>
    <number:number-style style:name="N161">
      <number:number number:decimal-places="4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60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61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5" style:family="chart" style:data-style-name="N161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1.019cm" svg:height="7.447cm" xlink:href=".." xlink:type="simple" chart:class="chart:scatter" chart:style-name="ch1">
        <chart:plot-area chart:style-name="ch2" table:cell-range-address="'Halton Sequence'.I8:'Halton Sequence'.J507" svg:x="0.229cm" svg:y="0.14cm" svg:width="10.563cm" svg:height="7.195cm">
          <chartooo:coordinate-region svg:x="1.45cm" svg:y="0.314cm" svg:width="8.948cm" svg:height="6.425cm"/>
          <chart:axis chart:dimension="x" chart:name="primary-x" chart:style-name="ch3"/>
          <chart:axis chart:dimension="y" chart:name="primary-y" chart:style-name="ch4">
            <chart:grid chart:class="major"/>
          </chart:axis>
          <chart:series chart:style-name="ch5" chart:values-cell-range-address="'Halton Sequence'.J8:'Halton Sequence'.J507" chart:class="chart:scatter">
            <chart:domain table:cell-range-address="'Halton Sequence'.I8:'Halton Sequence'.I507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I8:'Halton Sequence'.I507</svg:desc>
                </draw:g>
              </table:table-cell>
              <table:table-cell office:value-type="float" office:value="0.333333333333333">
                <text:p>0.333333333333333</text:p>
                <draw:g>
                  <svg:desc>'Halton Sequence'.J8:'Halton Sequence'.J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25">
                <text:p>0.562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5">
                <text:p>0.812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75">
                <text:p>0.6875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75">
                <text:p>0.4375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75">
                <text:p>0.9375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5">
                <text:p>0.0312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125">
                <text:p>0.53125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125">
                <text:p>0.2812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125">
                <text:p>0.7812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25">
                <text:p>0.1562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625">
                <text:p>0.65625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625">
                <text:p>0.40625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625">
                <text:p>0.90625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75">
                <text:p>0.0937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375">
                <text:p>0.593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75">
                <text:p>0.3437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375">
                <text:p>0.84375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875">
                <text:p>0.21875</text:p>
              </table:table-cell>
              <table:table-cell office:value-type="float" office:value="0.345679012345679">
                <text:p>0.345679012345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875">
                <text:p>0.71875</text:p>
              </table:table-cell>
              <table:table-cell office:value-type="float" office:value="0.679012345679012">
                <text:p>0.679012345679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875">
                <text:p>0.46875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875">
                <text:p>0.96875</text:p>
              </table:table-cell>
              <table:table-cell office:value-type="float" office:value="0.45679012345679">
                <text:p>0.45679012345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625">
                <text:p>0.015625</text:p>
              </table:table-cell>
              <table:table-cell office:value-type="float" office:value="0.790123456790123">
                <text:p>0.79012345679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5625">
                <text:p>0.515625</text:p>
              </table:table-cell>
              <table:table-cell office:value-type="float" office:value="0.234567901234568">
                <text:p>0.234567901234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5625">
                <text:p>0.265625</text:p>
              </table:table-cell>
              <table:table-cell office:value-type="float" office:value="0.567901234567901">
                <text:p>0.567901234567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5625">
                <text:p>0.765625</text:p>
              </table:table-cell>
              <table:table-cell office:value-type="float" office:value="0.901234567901235">
                <text:p>0.901234567901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0625">
                <text:p>0.140625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0625">
                <text:p>0.640625</text:p>
              </table:table-cell>
              <table:table-cell office:value-type="float" office:value="0.382716049382716">
                <text:p>0.382716049382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0625">
                <text:p>0.390625</text:p>
              </table:table-cell>
              <table:table-cell office:value-type="float" office:value="0.716049382716049">
                <text:p>0.716049382716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0625">
                <text:p>0.890625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125">
                <text:p>0.078125</text:p>
              </table:table-cell>
              <table:table-cell office:value-type="float" office:value="0.493827160493827">
                <text:p>0.493827160493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8125">
                <text:p>0.578125</text:p>
              </table:table-cell>
              <table:table-cell office:value-type="float" office:value="0.82716049382716">
                <text:p>0.8271604938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8125">
                <text:p>0.328125</text:p>
              </table:table-cell>
              <table:table-cell office:value-type="float" office:value="0.271604938271605">
                <text:p>0.271604938271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8125">
                <text:p>0.828125</text:p>
              </table:table-cell>
              <table:table-cell office:value-type="float" office:value="0.604938271604938">
                <text:p>0.60493827160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3125">
                <text:p>0.203125</text:p>
              </table:table-cell>
              <table:table-cell office:value-type="float" office:value="0.938271604938272">
                <text:p>0.93827160493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3125">
                <text:p>0.703125</text:p>
              </table:table-cell>
              <table:table-cell office:value-type="float" office:value="0.0864197530864197">
                <text:p>0.0864197530864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3125">
                <text:p>0.453125</text:p>
              </table:table-cell>
              <table:table-cell office:value-type="float" office:value="0.419753086419753">
                <text:p>0.419753086419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125">
                <text:p>0.953125</text:p>
              </table:table-cell>
              <table:table-cell office:value-type="float" office:value="0.753086419753086">
                <text:p>0.753086419753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875">
                <text:p>0.046875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6875">
                <text:p>0.546875</text:p>
              </table:table-cell>
              <table:table-cell office:value-type="float" office:value="0.530864197530864">
                <text:p>0.530864197530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6875">
                <text:p>0.296875</text:p>
              </table:table-cell>
              <table:table-cell office:value-type="float" office:value="0.864197530864197">
                <text:p>0.86419753086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6875">
                <text:p>0.796875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1875">
                <text:p>0.171875</text:p>
              </table:table-cell>
              <table:table-cell office:value-type="float" office:value="0.641975308641975">
                <text:p>0.641975308641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1875">
                <text:p>0.671875</text:p>
              </table:table-cell>
              <table:table-cell office:value-type="float" office:value="0.975308641975309">
                <text:p>0.975308641975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1875">
                <text:p>0.421875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875">
                <text:p>0.921875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9375">
                <text:p>0.109375</text:p>
              </table:table-cell>
              <table:table-cell office:value-type="float" office:value="0.691358024691358">
                <text:p>0.691358024691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9375">
                <text:p>0.609375</text:p>
              </table:table-cell>
              <table:table-cell office:value-type="float" office:value="0.135802469135802">
                <text:p>0.135802469135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9375">
                <text:p>0.359375</text:p>
              </table:table-cell>
              <table:table-cell office:value-type="float" office:value="0.469135802469136">
                <text:p>0.469135802469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59375">
                <text:p>0.859375</text:p>
              </table:table-cell>
              <table:table-cell office:value-type="float" office:value="0.802469135802469">
                <text:p>0.802469135802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4375">
                <text:p>0.234375</text:p>
              </table:table-cell>
              <table:table-cell office:value-type="float" office:value="0.246913580246914">
                <text:p>0.246913580246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34375">
                <text:p>0.734375</text:p>
              </table:table-cell>
              <table:table-cell office:value-type="float" office:value="0.580246913580247">
                <text:p>0.580246913580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375">
                <text:p>0.484375</text:p>
              </table:table-cell>
              <table:table-cell office:value-type="float" office:value="0.91358024691358">
                <text:p>0.91358024691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4375">
                <text:p>0.984375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5061728395062">
                <text:p>0.395061728395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78125">
                <text:p>0.5078125</text:p>
              </table:table-cell>
              <table:table-cell office:value-type="float" office:value="0.728395061728395">
                <text:p>0.728395061728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78125">
                <text:p>0.2578125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8125">
                <text:p>0.7578125</text:p>
              </table:table-cell>
              <table:table-cell office:value-type="float" office:value="0.506172839506173">
                <text:p>0.506172839506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28125">
                <text:p>0.1328125</text:p>
              </table:table-cell>
              <table:table-cell office:value-type="float" office:value="0.839506172839506">
                <text:p>0.839506172839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28125">
                <text:p>0.6328125</text:p>
              </table:table-cell>
              <table:table-cell office:value-type="float" office:value="0.283950617283951">
                <text:p>0.283950617283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28125">
                <text:p>0.3828125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28125">
                <text:p>0.8828125</text:p>
              </table:table-cell>
              <table:table-cell office:value-type="float" office:value="0.950617283950617">
                <text:p>0.950617283950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03125">
                <text:p>0.0703125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03125">
                <text:p>0.5703125</text:p>
              </table:table-cell>
              <table:table-cell office:value-type="float" office:value="0.432098765432099">
                <text:p>0.432098765432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03125">
                <text:p>0.3203125</text:p>
              </table:table-cell>
              <table:table-cell office:value-type="float" office:value="0.765432098765432">
                <text:p>0.765432098765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209876543209876">
                <text:p>0.209876543209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53125">
                <text:p>0.1953125</text:p>
              </table:table-cell>
              <table:table-cell office:value-type="float" office:value="0.54320987654321">
                <text:p>0.54320987654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53125">
                <text:p>0.6953125</text:p>
              </table:table-cell>
              <table:table-cell office:value-type="float" office:value="0.876543209876543">
                <text:p>0.876543209876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53125">
                <text:p>0.4453125</text:p>
              </table:table-cell>
              <table:table-cell office:value-type="float" office:value="0.320987654320988">
                <text:p>0.320987654320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53125">
                <text:p>0.9453125</text:p>
              </table:table-cell>
              <table:table-cell office:value-type="float" office:value="0.654320987654321">
                <text:p>0.65432098765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90625">
                <text:p>0.0390625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0411522633744856">
                <text:p>0.00411522633744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37448559670782">
                <text:p>0.337448559670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90625">
                <text:p>0.7890625</text:p>
              </table:table-cell>
              <table:table-cell office:value-type="float" office:value="0.670781893004115">
                <text:p>0.670781893004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40625">
                <text:p>0.1640625</text:p>
              </table:table-cell>
              <table:table-cell office:value-type="float" office:value="0.11522633744856">
                <text:p>0.11522633744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48559670781893">
                <text:p>0.448559670781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40625">
                <text:p>0.4140625</text:p>
              </table:table-cell>
              <table:table-cell office:value-type="float" office:value="0.781893004115226">
                <text:p>0.781893004115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40625">
                <text:p>0.9140625</text:p>
              </table:table-cell>
              <table:table-cell office:value-type="float" office:value="0.226337448559671">
                <text:p>0.226337448559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5625">
                <text:p>0.1015625</text:p>
              </table:table-cell>
              <table:table-cell office:value-type="float" office:value="0.559670781893004">
                <text:p>0.559670781893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15625">
                <text:p>0.6015625</text:p>
              </table:table-cell>
              <table:table-cell office:value-type="float" office:value="0.893004115226337">
                <text:p>0.893004115226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625">
                <text:p>0.3515625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15625">
                <text:p>0.8515625</text:p>
              </table:table-cell>
              <table:table-cell office:value-type="float" office:value="0.374485596707819">
                <text:p>0.374485596707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65625">
                <text:p>0.2265625</text:p>
              </table:table-cell>
              <table:table-cell office:value-type="float" office:value="0.707818930041152">
                <text:p>0.707818930041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65625">
                <text:p>0.7265625</text:p>
              </table:table-cell>
              <table:table-cell office:value-type="float" office:value="0.152263374485597">
                <text:p>0.152263374485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65625">
                <text:p>0.4765625</text:p>
              </table:table-cell>
              <table:table-cell office:value-type="float" office:value="0.48559670781893">
                <text:p>0.48559670781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65625">
                <text:p>0.9765625</text:p>
              </table:table-cell>
              <table:table-cell office:value-type="float" office:value="0.818930041152263">
                <text:p>0.818930041152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4375">
                <text:p>0.0234375</text:p>
              </table:table-cell>
              <table:table-cell office:value-type="float" office:value="0.263374485596708">
                <text:p>0.263374485596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96707818930041">
                <text:p>0.596707818930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34375">
                <text:p>0.2734375</text:p>
              </table:table-cell>
              <table:table-cell office:value-type="float" office:value="0.930041152263374">
                <text:p>0.930041152263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34375">
                <text:p>0.7734375</text:p>
              </table:table-cell>
              <table:table-cell office:value-type="float" office:value="0.0781893004115226">
                <text:p>0.0781893004115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84375">
                <text:p>0.1484375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744855967078189">
                <text:p>0.744855967078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84375">
                <text:p>0.3984375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84375">
                <text:p>0.8984375</text:p>
              </table:table-cell>
              <table:table-cell office:value-type="float" office:value="0.522633744855967">
                <text:p>0.5226337448559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59375">
                <text:p>0.0859375</text:p>
              </table:table-cell>
              <table:table-cell office:value-type="float" office:value="0.8559670781893">
                <text:p>0.8559670781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00411522633745">
                <text:p>0.300411522633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59375">
                <text:p>0.3359375</text:p>
              </table:table-cell>
              <table:table-cell office:value-type="float" office:value="0.633744855967078">
                <text:p>0.633744855967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59375">
                <text:p>0.8359375</text:p>
              </table:table-cell>
              <table:table-cell office:value-type="float" office:value="0.967078189300411">
                <text:p>0.967078189300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09375">
                <text:p>0.2109375</text:p>
              </table:table-cell>
              <table:table-cell office:value-type="float" office:value="0.0164609053497942">
                <text:p>0.0164609053497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09375">
                <text:p>0.7109375</text:p>
              </table:table-cell>
              <table:table-cell office:value-type="float" office:value="0.349794238683128">
                <text:p>0.349794238683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09375">
                <text:p>0.4609375</text:p>
              </table:table-cell>
              <table:table-cell office:value-type="float" office:value="0.683127572016461">
                <text:p>0.6831275720164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09375">
                <text:p>0.9609375</text:p>
              </table:table-cell>
              <table:table-cell office:value-type="float" office:value="0.127572016460905">
                <text:p>0.127572016460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46875">
                <text:p>0.0546875</text:p>
              </table:table-cell>
              <table:table-cell office:value-type="float" office:value="0.460905349794239">
                <text:p>0.460905349794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546875">
                <text:p>0.5546875</text:p>
              </table:table-cell>
              <table:table-cell office:value-type="float" office:value="0.794238683127572">
                <text:p>0.794238683127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46875">
                <text:p>0.3046875</text:p>
              </table:table-cell>
              <table:table-cell office:value-type="float" office:value="0.238683127572016">
                <text:p>0.238683127572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6875">
                <text:p>0.8046875</text:p>
              </table:table-cell>
              <table:table-cell office:value-type="float" office:value="0.57201646090535">
                <text:p>0.572016460905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96875">
                <text:p>0.1796875</text:p>
              </table:table-cell>
              <table:table-cell office:value-type="float" office:value="0.905349794238683">
                <text:p>0.90534979423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96875">
                <text:p>0.6796875</text:p>
              </table:table-cell>
              <table:table-cell office:value-type="float" office:value="0.0534979423868313">
                <text:p>0.0534979423868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96875">
                <text:p>0.4296875</text:p>
              </table:table-cell>
              <table:table-cell office:value-type="float" office:value="0.386831275720165">
                <text:p>0.386831275720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96875">
                <text:p>0.9296875</text:p>
              </table:table-cell>
              <table:table-cell office:value-type="float" office:value="0.720164609053498">
                <text:p>0.7201646090534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64609053497942">
                <text:p>0.1646090534979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497942386831276">
                <text:p>0.497942386831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71875">
                <text:p>0.3671875</text:p>
              </table:table-cell>
              <table:table-cell office:value-type="float" office:value="0.831275720164609">
                <text:p>0.831275720164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75720164609053">
                <text:p>0.275720164609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21875">
                <text:p>0.2421875</text:p>
              </table:table-cell>
              <table:table-cell office:value-type="float" office:value="0.609053497942387">
                <text:p>0.609053497942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21875">
                <text:p>0.7421875</text:p>
              </table:table-cell>
              <table:table-cell office:value-type="float" office:value="0.94238683127572">
                <text:p>0.94238683127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21875">
                <text:p>0.4921875</text:p>
              </table:table-cell>
              <table:table-cell office:value-type="float" office:value="0.0905349794238683">
                <text:p>0.0905349794238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21875">
                <text:p>0.9921875</text:p>
              </table:table-cell>
              <table:table-cell office:value-type="float" office:value="0.423868312757202">
                <text:p>0.4238683127572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757201646090535">
                <text:p>0.757201646090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01646090534979">
                <text:p>0.2016460905349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390625">
                <text:p>0.25390625</text:p>
              </table:table-cell>
              <table:table-cell office:value-type="float" office:value="0.534979423868313">
                <text:p>0.534979423868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868312757201646">
                <text:p>0.8683127572016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31275720164609">
                <text:p>0.312757201646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646090534979424">
                <text:p>0.6460905349794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979423868312757">
                <text:p>0.979423868312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288065843621399">
                <text:p>0.0288065843621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362139917695473">
                <text:p>0.362139917695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695473251028807">
                <text:p>0.6954732510288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640625">
                <text:p>0.31640625</text:p>
              </table:table-cell>
              <table:table-cell office:value-type="float" office:value="0.139917695473251">
                <text:p>0.139917695473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473251028806584">
                <text:p>0.4732510288065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140625">
                <text:p>0.19140625</text:p>
              </table:table-cell>
              <table:table-cell office:value-type="float" office:value="0.806584362139918">
                <text:p>0.806584362139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251028806584362">
                <text:p>0.251028806584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140625">
                <text:p>0.44140625</text:p>
              </table:table-cell>
              <table:table-cell office:value-type="float" office:value="0.584362139917695">
                <text:p>0.5843621399176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917695473251029">
                <text:p>0.917695473251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515625">
                <text:p>0.03515625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39917695473251">
                <text:p>0.39917695473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732510288065844">
                <text:p>0.732510288065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015625">
                <text:p>0.16015625</text:p>
              </table:table-cell>
              <table:table-cell office:value-type="float" office:value="0.510288065843621">
                <text:p>0.5102880658436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843621399176955">
                <text:p>0.843621399176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015625">
                <text:p>0.41015625</text:p>
              </table:table-cell>
              <table:table-cell office:value-type="float" office:value="0.288065843621399">
                <text:p>0.288065843621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621399176954732">
                <text:p>0.6213991769547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954732510288066">
                <text:p>0.9547325102880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102880658436214">
                <text:p>0.102880658436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765625">
                <text:p>0.34765625</text:p>
              </table:table-cell>
              <table:table-cell office:value-type="float" office:value="0.436213991769547">
                <text:p>0.436213991769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769547325102881">
                <text:p>0.7695473251028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65625">
                <text:p>0.22265625</text:p>
              </table:table-cell>
              <table:table-cell office:value-type="float" office:value="0.213991769547325">
                <text:p>0.2139917695473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547325102880658">
                <text:p>0.547325102880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880658436213992">
                <text:p>0.880658436213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325102880658436">
                <text:p>0.32510288065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65843621399177">
                <text:p>0.65843621399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991769547325103">
                <text:p>0.991769547325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00823045267489712">
                <text:p>0.00823045267489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34156378600823">
                <text:p>0.34156378600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453125">
                <text:p>0.14453125</text:p>
              </table:table-cell>
              <table:table-cell office:value-type="float" office:value="0.674897119341564">
                <text:p>0.67489711934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119341563786008">
                <text:p>0.119341563786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453125">
                <text:p>0.39453125</text:p>
              </table:table-cell>
              <table:table-cell office:value-type="float" office:value="0.452674897119342">
                <text:p>0.4526748971193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786008230452675">
                <text:p>0.7860082304526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30452674897119">
                <text:p>0.230452674897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563786008230453">
                <text:p>0.5637860082304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203125">
                <text:p>0.33203125</text:p>
              </table:table-cell>
              <table:table-cell office:value-type="float" office:value="0.897119341563786">
                <text:p>0.897119341563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0452674897119342">
                <text:p>0.0452674897119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703125">
                <text:p>0.20703125</text:p>
              </table:table-cell>
              <table:table-cell office:value-type="float" office:value="0.378600823045267">
                <text:p>0.378600823045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711934156378601">
                <text:p>0.711934156378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156378600823045">
                <text:p>0.1563786008230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489711934156379">
                <text:p>0.4897119341563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078125">
                <text:p>0.05078125</text:p>
              </table:table-cell>
              <table:table-cell office:value-type="float" office:value="0.823045267489712">
                <text:p>0.823045267489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267489711934156">
                <text:p>0.267489711934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078125">
                <text:p>0.30078125</text:p>
              </table:table-cell>
              <table:table-cell office:value-type="float" office:value="0.60082304526749">
                <text:p>0.600823045267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934156378600823">
                <text:p>0.9341563786008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578125">
                <text:p>0.17578125</text:p>
              </table:table-cell>
              <table:table-cell office:value-type="float" office:value="0.0823045267489712">
                <text:p>0.0823045267489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15637860082305">
                <text:p>0.4156378600823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578125">
                <text:p>0.42578125</text:p>
              </table:table-cell>
              <table:table-cell office:value-type="float" office:value="0.748971193415638">
                <text:p>0.7489711934156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93415637860082">
                <text:p>0.193415637860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526748971193416">
                <text:p>0.526748971193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860082304526749">
                <text:p>0.860082304526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328125">
                <text:p>0.36328125</text:p>
              </table:table-cell>
              <table:table-cell office:value-type="float" office:value="0.304526748971193">
                <text:p>0.304526748971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637860082304527">
                <text:p>0.6378600823045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828125">
                <text:p>0.23828125</text:p>
              </table:table-cell>
              <table:table-cell office:value-type="float" office:value="0.97119341563786">
                <text:p>0.971193415637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0205761316872428">
                <text:p>0.02057613168724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8828125">
                <text:p>0.48828125</text:p>
              </table:table-cell>
              <table:table-cell office:value-type="float" office:value="0.353909465020576">
                <text:p>0.353909465020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687242798353909">
                <text:p>0.687242798353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131687242798354">
                <text:p>0.131687242798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465020576131687">
                <text:p>0.465020576131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171875">
                <text:p>0.26171875</text:p>
              </table:table-cell>
              <table:table-cell office:value-type="float" office:value="0.79835390946502">
                <text:p>0.798353909465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242798353909465">
                <text:p>0.2427983539094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576131687242798">
                <text:p>0.576131687242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909465020576132">
                <text:p>0.9094650205761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0576131687242798">
                <text:p>0.05761316872427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390946502057613">
                <text:p>0.390946502057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724279835390947">
                <text:p>0.724279835390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168724279835391">
                <text:p>0.168724279835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421875">
                <text:p>0.32421875</text:p>
              </table:table-cell>
              <table:table-cell office:value-type="float" office:value="0.502057613168724">
                <text:p>0.5020576131687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835390946502058">
                <text:p>0.835390946502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921875">
                <text:p>0.19921875</text:p>
              </table:table-cell>
              <table:table-cell office:value-type="float" office:value="0.279835390946502">
                <text:p>0.2798353909465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613168724279835">
                <text:p>0.613168724279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921875">
                <text:p>0.44921875</text:p>
              </table:table-cell>
              <table:table-cell office:value-type="float" office:value="0.946502057613169">
                <text:p>0.946502057613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946502057613169">
                <text:p>0.09465020576131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42798353909465">
                <text:p>0.42798353909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761316872427984">
                <text:p>0.761316872427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296875">
                <text:p>0.29296875</text:p>
              </table:table-cell>
              <table:table-cell office:value-type="float" office:value="0.205761316872428">
                <text:p>0.205761316872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539094650205761">
                <text:p>0.539094650205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796875">
                <text:p>0.16796875</text:p>
              </table:table-cell>
              <table:table-cell office:value-type="float" office:value="0.872427983539094">
                <text:p>0.872427983539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316872427983539">
                <text:p>0.316872427983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796875">
                <text:p>0.41796875</text:p>
              </table:table-cell>
              <table:table-cell office:value-type="float" office:value="0.650205761316872">
                <text:p>0.650205761316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983539094650206">
                <text:p>0.983539094650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0329218106995885">
                <text:p>0.0329218106995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66255144032922">
                <text:p>0.366255144032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5546875">
                <text:p>0.35546875</text:p>
              </table:table-cell>
              <table:table-cell office:value-type="float" office:value="0.699588477366255">
                <text:p>0.699588477366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1440329218107">
                <text:p>0.14403292181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477366255144033">
                <text:p>0.477366255144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810699588477366">
                <text:p>0.810699588477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46875">
                <text:p>0.48046875</text:p>
              </table:table-cell>
              <table:table-cell office:value-type="float" office:value="0.255144032921811">
                <text:p>0.2551440329218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588477366255144">
                <text:p>0.588477366255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734375">
                <text:p>0.02734375</text:p>
              </table:table-cell>
              <table:table-cell office:value-type="float" office:value="0.921810699588477">
                <text:p>0.9218106995884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0699588477366255">
                <text:p>0.0699588477366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734375">
                <text:p>0.27734375</text:p>
              </table:table-cell>
              <table:table-cell office:value-type="float" office:value="0.403292181069959">
                <text:p>0.4032921810699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736625514403292">
                <text:p>0.736625514403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234375">
                <text:p>0.15234375</text:p>
              </table:table-cell>
              <table:table-cell office:value-type="float" office:value="0.181069958847737">
                <text:p>0.181069958847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51440329218107">
                <text:p>0.51440329218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234375">
                <text:p>0.40234375</text:p>
              </table:table-cell>
              <table:table-cell office:value-type="float" office:value="0.847736625514403">
                <text:p>0.847736625514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292181069958848">
                <text:p>0.292181069958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625514403292181">
                <text:p>0.6255144032921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958847736625514">
                <text:p>0.9588477366255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984375">
                <text:p>0.33984375</text:p>
              </table:table-cell>
              <table:table-cell office:value-type="float" office:value="0.106995884773663">
                <text:p>0.1069958847736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440329218106996">
                <text:p>0.4403292181069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84375">
                <text:p>0.21484375</text:p>
              </table:table-cell>
              <table:table-cell office:value-type="float" office:value="0.773662551440329">
                <text:p>0.7736625514403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218106995884774">
                <text:p>0.2181069958847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6484375">
                <text:p>0.46484375</text:p>
              </table:table-cell>
              <table:table-cell office:value-type="float" office:value="0.551440329218107">
                <text:p>0.551440329218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88477366255144">
                <text:p>0.88477366255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329218106995885">
                <text:p>0.3292181069958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662551440329218">
                <text:p>0.662551440329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859375">
                <text:p>0.30859375</text:p>
              </table:table-cell>
              <table:table-cell office:value-type="float" office:value="0.995884773662551">
                <text:p>0.995884773662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00137174211248285">
                <text:p>0.00137174211248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359375">
                <text:p>0.18359375</text:p>
              </table:table-cell>
              <table:table-cell office:value-type="float" office:value="0.334705075445816">
                <text:p>0.3347050754458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668038408779149">
                <text:p>0.668038408779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359375">
                <text:p>0.43359375</text:p>
              </table:table-cell>
              <table:table-cell office:value-type="float" office:value="0.112482853223594">
                <text:p>0.112482853223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445816186556927">
                <text:p>0.4458161865569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.779149519890261">
                <text:p>0.7791495198902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223593964334705">
                <text:p>0.2235939643347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109375">
                <text:p>0.37109375</text:p>
              </table:table-cell>
              <table:table-cell office:value-type="float" office:value="0.556927297668038">
                <text:p>0.5569272976680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890260631001372">
                <text:p>0.8902606310013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609375">
                <text:p>0.24609375</text:p>
              </table:table-cell>
              <table:table-cell office:value-type="float" office:value="0.0384087791495199">
                <text:p>0.0384087791495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371742112482853">
                <text:p>0.3717421124828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9609375">
                <text:p>0.49609375</text:p>
              </table:table-cell>
              <table:table-cell office:value-type="float" office:value="0.705075445816187">
                <text:p>0.7050754458161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149519890260631">
                <text:p>0.1495198902606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482853223593964">
                <text:p>0.4828532235939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816186556927297">
                <text:p>0.816186556927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0.260631001371742">
                <text:p>0.260631001371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593964334705075">
                <text:p>0.5939643347050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927297668038409">
                <text:p>0.9272976680384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0754458161865569">
                <text:p>0.0754458161865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6953125">
                <text:p>0.376953125</text:p>
              </table:table-cell>
              <table:table-cell office:value-type="float" office:value="0.40877914951989">
                <text:p>0.40877914951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742112482853223">
                <text:p>0.7421124828532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86556927297668">
                <text:p>0.1865569272976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519890260631001">
                <text:p>0.519890260631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14453125">
                <text:p>0.314453125</text:p>
              </table:table-cell>
              <table:table-cell office:value-type="float" office:value="0.853223593964334">
                <text:p>0.853223593964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297668038408779">
                <text:p>0.2976680384087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9453125">
                <text:p>0.189453125</text:p>
              </table:table-cell>
              <table:table-cell office:value-type="float" office:value="0.631001371742112">
                <text:p>0.631001371742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964334705075446">
                <text:p>0.9643347050754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0.0137174211248285">
                <text:p>0.01371742112482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347050754458162">
                <text:p>0.347050754458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3203125">
                <text:p>0.033203125</text:p>
              </table:table-cell>
              <table:table-cell office:value-type="float" office:value="0.680384087791495">
                <text:p>0.680384087791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12482853223594">
                <text:p>0.12482853223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83203125">
                <text:p>0.283203125</text:p>
              </table:table-cell>
              <table:table-cell office:value-type="float" office:value="0.458161865569273">
                <text:p>0.458161865569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791495198902606">
                <text:p>0.7914951989026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8203125">
                <text:p>0.158203125</text:p>
              </table:table-cell>
              <table:table-cell office:value-type="float" office:value="0.235939643347051">
                <text:p>0.2359396433470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569272976680384">
                <text:p>0.5692729766803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08203125">
                <text:p>0.408203125</text:p>
              </table:table-cell>
              <table:table-cell office:value-type="float" office:value="0.902606310013717">
                <text:p>0.902606310013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507544581618656">
                <text:p>0.0507544581618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384087791495199">
                <text:p>0.3840877914951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717421124828532">
                <text:p>0.717421124828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5703125">
                <text:p>0.345703125</text:p>
              </table:table-cell>
              <table:table-cell office:value-type="float" office:value="0.161865569272977">
                <text:p>0.1618655692729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49519890260631">
                <text:p>0.495198902606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0703125">
                <text:p>0.220703125</text:p>
              </table:table-cell>
              <table:table-cell office:value-type="float" office:value="0.828532235939643">
                <text:p>0.8285322359396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272976680384088">
                <text:p>0.2729766803840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0703125">
                <text:p>0.470703125</text:p>
              </table:table-cell>
              <table:table-cell office:value-type="float" office:value="0.606310013717421">
                <text:p>0.6063100137174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939643347050754">
                <text:p>0.9396433470507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7578125">
                <text:p>0.017578125</text:p>
              </table:table-cell>
              <table:table-cell office:value-type="float" office:value="0.0877914951989026">
                <text:p>0.0877914951989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421124828532236">
                <text:p>0.421124828532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67578125">
                <text:p>0.267578125</text:p>
              </table:table-cell>
              <table:table-cell office:value-type="float" office:value="0.754458161865569">
                <text:p>0.7544581618655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98902606310014">
                <text:p>0.198902606310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42578125">
                <text:p>0.142578125</text:p>
              </table:table-cell>
              <table:table-cell office:value-type="float" office:value="0.532235939643347">
                <text:p>0.5322359396433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86556927297668">
                <text:p>0.86556927297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2578125">
                <text:p>0.392578125</text:p>
              </table:table-cell>
              <table:table-cell office:value-type="float" office:value="0.310013717421125">
                <text:p>0.310013717421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643347050754458">
                <text:p>0.643347050754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976680384087791">
                <text:p>0.9766803840877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0260631001371742">
                <text:p>0.02606310013717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0.359396433470508">
                <text:p>0.359396433470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692729766803841">
                <text:p>0.6927297668038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5078125">
                <text:p>0.205078125</text:p>
              </table:table-cell>
              <table:table-cell office:value-type="float" office:value="0.137174211248285">
                <text:p>0.1371742112482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70507544581619">
                <text:p>0.4705075445816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0.803840877914952">
                <text:p>0.803840877914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248285322359396">
                <text:p>0.2482853223593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.58161865569273">
                <text:p>0.581618655692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914951989026063">
                <text:p>0.914951989026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8828125">
                <text:p>0.298828125</text:p>
              </table:table-cell>
              <table:table-cell office:value-type="float" office:value="0.0631001371742112">
                <text:p>0.0631001371742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396433470507545">
                <text:p>0.396433470507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73828125">
                <text:p>0.173828125</text:p>
              </table:table-cell>
              <table:table-cell office:value-type="float" office:value="0.729766803840878">
                <text:p>0.7297668038408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174211248285322">
                <text:p>0.174211248285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3828125">
                <text:p>0.423828125</text:p>
              </table:table-cell>
              <table:table-cell office:value-type="float" office:value="0.507544581618656">
                <text:p>0.507544581618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840877914951989">
                <text:p>0.8408779149519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285322359396433">
                <text:p>0.285322359396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618655692729767">
                <text:p>0.6186556927297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0.9519890260631">
                <text:p>0.95198902606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100137174211248">
                <text:p>0.100137174211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433470507544582">
                <text:p>0.433470507544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766803840877915">
                <text:p>0.7668038408779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86328125">
                <text:p>0.486328125</text:p>
              </table:table-cell>
              <table:table-cell office:value-type="float" office:value="0.211248285322359">
                <text:p>0.2112482853223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544581618655693">
                <text:p>0.5445816186556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877914951989026">
                <text:p>0.8779149519890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32235939643347">
                <text:p>0.322359396433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9765625">
                <text:p>0.259765625</text:p>
              </table:table-cell>
              <table:table-cell office:value-type="float" office:value="0.655692729766804">
                <text:p>0.6556927297668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989026063100137">
                <text:p>0.9890260631001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4765625">
                <text:p>0.134765625</text:p>
              </table:table-cell>
              <table:table-cell office:value-type="float" office:value="0.00548696844993141">
                <text:p>0.00548696844993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38820301783265">
                <text:p>0.3388203017832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0.672153635116598">
                <text:p>0.672153635116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116598079561043">
                <text:p>0.116598079561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449931412894376">
                <text:p>0.449931412894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783264746227709">
                <text:p>0.7832647462277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.227709190672154">
                <text:p>0.2277091906721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561042524005487">
                <text:p>0.5610425240054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7265625">
                <text:p>0.197265625</text:p>
              </table:table-cell>
              <table:table-cell office:value-type="float" office:value="0.89437585733882">
                <text:p>0.89437585733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0425240054869685">
                <text:p>0.0425240054869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7265625">
                <text:p>0.447265625</text:p>
              </table:table-cell>
              <table:table-cell office:value-type="float" office:value="0.375857338820302">
                <text:p>0.375857338820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709190672153635">
                <text:p>0.709190672153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0.15363511659808">
                <text:p>0.153635116598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486968449931413">
                <text:p>0.486968449931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820301783264746">
                <text:p>0.8203017832647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264746227709191">
                <text:p>0.2647462277091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6015625">
                <text:p>0.166015625</text:p>
              </table:table-cell>
              <table:table-cell office:value-type="float" office:value="0.598079561042524">
                <text:p>0.598079561042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931412894375857">
                <text:p>0.9314128943758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16015625">
                <text:p>0.416015625</text:p>
              </table:table-cell>
              <table:table-cell office:value-type="float" office:value="0.0795610425240055">
                <text:p>0.0795610425240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412894375857339">
                <text:p>0.4128943758573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746227709190672">
                <text:p>0.7462277091906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190672153635117">
                <text:p>0.1906721536351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3515625">
                <text:p>0.353515625</text:p>
              </table:table-cell>
              <table:table-cell office:value-type="float" office:value="0.52400548696845">
                <text:p>0.524005486968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857338820301783">
                <text:p>0.8573388203017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28515625">
                <text:p>0.228515625</text:p>
              </table:table-cell>
              <table:table-cell office:value-type="float" office:value="0.301783264746228">
                <text:p>0.30178326474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635116598079561">
                <text:p>0.6351165980795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8515625">
                <text:p>0.478515625</text:p>
              </table:table-cell>
              <table:table-cell office:value-type="float" office:value="0.968449931412894">
                <text:p>0.9684499314128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178326474622771">
                <text:p>0.0178326474622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5390625">
                <text:p>0.025390625</text:p>
              </table:table-cell>
              <table:table-cell office:value-type="float" office:value="0.35116598079561">
                <text:p>0.351165980795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684499314128944">
                <text:p>0.6844993141289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75390625">
                <text:p>0.275390625</text:p>
              </table:table-cell>
              <table:table-cell office:value-type="float" office:value="0.128943758573388">
                <text:p>0.1289437585733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462277091906721">
                <text:p>0.4622770919067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0390625">
                <text:p>0.150390625</text:p>
              </table:table-cell>
              <table:table-cell office:value-type="float" office:value="0.795610425240055">
                <text:p>0.795610425240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240054869684499">
                <text:p>0.2400548696844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00390625">
                <text:p>0.400390625</text:p>
              </table:table-cell>
              <table:table-cell office:value-type="float" office:value="0.573388203017833">
                <text:p>0.5733882030178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906721536351166">
                <text:p>0.9067215363511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0548696844993141">
                <text:p>0.05486968449931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88203017832647">
                <text:p>0.388203017832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37890625">
                <text:p>0.337890625</text:p>
              </table:table-cell>
              <table:table-cell office:value-type="float" office:value="0.721536351165981">
                <text:p>0.7215363511659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165980795610425">
                <text:p>0.1659807956104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12890625">
                <text:p>0.212890625</text:p>
              </table:table-cell>
              <table:table-cell office:value-type="float" office:value="0.499314128943759">
                <text:p>0.4993141289437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832647462277092">
                <text:p>0.8326474622770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62890625">
                <text:p>0.462890625</text:p>
              </table:table-cell>
              <table:table-cell office:value-type="float" office:value="0.277091906721536">
                <text:p>0.2770919067215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61042524005487">
                <text:p>0.610425240054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.943758573388203">
                <text:p>0.9437585733882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0919067215363511">
                <text:p>0.0919067215363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6640625">
                <text:p>0.306640625</text:p>
              </table:table-cell>
              <table:table-cell office:value-type="float" office:value="0.425240054869684">
                <text:p>0.425240054869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758573388203018">
                <text:p>0.7585733882030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1640625">
                <text:p>0.181640625</text:p>
              </table:table-cell>
              <table:table-cell office:value-type="float" office:value="0.203017832647462">
                <text:p>0.2030178326474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536351165980795">
                <text:p>0.5363511659807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31640625">
                <text:p>0.431640625</text:p>
              </table:table-cell>
              <table:table-cell office:value-type="float" office:value="0.869684499314129">
                <text:p>0.869684499314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314128943758573">
                <text:p>0.3141289437585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.647462277091907">
                <text:p>0.6474622770919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98079561042524">
                <text:p>0.980795610425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9140625">
                <text:p>0.369140625</text:p>
              </table:table-cell>
              <table:table-cell office:value-type="float" office:value="0.0301783264746228">
                <text:p>0.03017832647462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363511659807956">
                <text:p>0.3635116598079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0.696844993141289">
                <text:p>0.6968449931412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141289437585734">
                <text:p>0.1412894375857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4140625">
                <text:p>0.494140625</text:p>
              </table:table-cell>
              <table:table-cell office:value-type="float" office:value="0.474622770919067">
                <text:p>0.4746227709190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8079561042524">
                <text:p>0.8079561042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0.252400548696845">
                <text:p>0.252400548696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585733882030178">
                <text:p>0.5857338820301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55859375">
                <text:p>0.255859375</text:p>
              </table:table-cell>
              <table:table-cell office:value-type="float" office:value="0.919067215363511">
                <text:p>0.9190672153635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0672153635116598">
                <text:p>0.0672153635116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0.400548696844993">
                <text:p>0.4005486968449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733882030178326">
                <text:p>0.7338820301783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0859375">
                <text:p>0.380859375</text:p>
              </table:table-cell>
              <table:table-cell office:value-type="float" office:value="0.178326474622771">
                <text:p>0.1783264746227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511659807956104">
                <text:p>0.511659807956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844993141289437">
                <text:p>0.8449931412894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289437585733882">
                <text:p>0.289437585733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0.622770919067215">
                <text:p>0.6227709190672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956104252400549">
                <text:p>0.9561042524005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04252400548697">
                <text:p>0.1042524005486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3758573388203">
                <text:p>0.437585733882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3359375">
                <text:p>0.443359375</text:p>
              </table:table-cell>
              <table:table-cell office:value-type="float" office:value="0.770919067215363">
                <text:p>0.7709190672153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215363511659808">
                <text:p>0.2153635116598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7109375">
                <text:p>0.037109375</text:p>
              </table:table-cell>
              <table:table-cell office:value-type="float" office:value="0.548696844993141">
                <text:p>0.5486968449931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882030178326474">
                <text:p>0.8820301783264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87109375">
                <text:p>0.287109375</text:p>
              </table:table-cell>
              <table:table-cell office:value-type="float" office:value="0.326474622770919">
                <text:p>0.326474622770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659807956104252">
                <text:p>0.6598079561042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2109375">
                <text:p>0.162109375</text:p>
              </table:table-cell>
              <table:table-cell office:value-type="float" office:value="0.993141289437586">
                <text:p>0.993141289437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00960219478737997">
                <text:p>0.009602194787379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12109375">
                <text:p>0.412109375</text:p>
              </table:table-cell>
              <table:table-cell office:value-type="float" office:value="0.342935528120713">
                <text:p>0.3429355281207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676268861454046">
                <text:p>0.6762688614540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20713305898491">
                <text:p>0.1207133058984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454046639231824">
                <text:p>0.454046639231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49609375">
                <text:p>0.349609375</text:p>
              </table:table-cell>
              <table:table-cell office:value-type="float" office:value="0.787379972565158">
                <text:p>0.7873799725651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31824417009602">
                <text:p>0.2318244170096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24609375">
                <text:p>0.224609375</text:p>
              </table:table-cell>
              <table:table-cell office:value-type="float" office:value="0.565157750342936">
                <text:p>0.5651577503429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898491083676269">
                <text:p>0.8984910836762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0.046639231824417">
                <text:p>0.0466392318244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37997256515775">
                <text:p>0.379972565157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1484375">
                <text:p>0.021484375</text:p>
              </table:table-cell>
              <table:table-cell office:value-type="float" office:value="0.713305898491084">
                <text:p>0.71330589849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157750342935528">
                <text:p>0.1577503429355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71484375">
                <text:p>0.271484375</text:p>
              </table:table-cell>
              <table:table-cell office:value-type="float" office:value="0.491083676268861">
                <text:p>0.4910836762688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824417009602194">
                <text:p>0.8244170096021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0.268861454046639">
                <text:p>0.2688614540466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602194787379972">
                <text:p>0.6021947873799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6484375">
                <text:p>0.396484375</text:p>
              </table:table-cell>
              <table:table-cell office:value-type="float" office:value="0.935528120713306">
                <text:p>0.935528120713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676268861454">
                <text:p>0.0836762688614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417009602194787">
                <text:p>0.4170096021947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750342935528121">
                <text:p>0.7503429355281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0.194787379972565">
                <text:p>0.1947873799725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528120713305898">
                <text:p>0.5281207133058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8984375">
                <text:p>0.208984375</text:p>
              </table:table-cell>
              <table:table-cell office:value-type="float" office:value="0.861454046639232">
                <text:p>0.8614540466392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305898491083676">
                <text:p>0.3058984910836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8984375">
                <text:p>0.458984375</text:p>
              </table:table-cell>
              <table:table-cell office:value-type="float" office:value="0.63923182441701">
                <text:p>0.639231824417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972565157750343">
                <text:p>0.9725651577503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0219478737997256">
                <text:p>0.02194787379972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55281207133059">
                <text:p>0.3552812071330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2734375">
                <text:p>0.302734375</text:p>
              </table:table-cell>
              <table:table-cell office:value-type="float" office:value="0.688614540466392">
                <text:p>0.6886145404663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33058984910837">
                <text:p>0.1330589849108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0.46639231824417">
                <text:p>0.466392318244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799725651577503">
                <text:p>0.7997256515775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0.244170096021948">
                <text:p>0.2441700960219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577503429355281">
                <text:p>0.5775034293552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910836762688614">
                <text:p>0.9108367626886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0589849108367627">
                <text:p>0.05898491083676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5234375">
                <text:p>0.365234375</text:p>
              </table:table-cell>
              <table:table-cell office:value-type="float" office:value="0.392318244170096">
                <text:p>0.3923182441700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725651577503429">
                <text:p>0.7256515775034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70096021947874">
                <text:p>0.1700960219478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503429355281207">
                <text:p>0.5034293552812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90234375">
                <text:p>0.490234375</text:p>
              </table:table-cell>
              <table:table-cell office:value-type="float" office:value="0.83676268861454">
                <text:p>0.83676268861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281207133058985">
                <text:p>0.2812071330589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0.614540466392318">
                <text:p>0.6145404663923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947873799725651">
                <text:p>0.9478737997256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3671875">
                <text:p>0.263671875</text:p>
              </table:table-cell>
              <table:table-cell office:value-type="float" office:value="0.0960219478737997">
                <text:p>0.09602194787379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429355281207133">
                <text:p>0.4293552812071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0.762688614540466">
                <text:p>0.762688614540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207133058984911">
                <text:p>0.2071330589849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88671875">
                <text:p>0.388671875</text:p>
              </table:table-cell>
              <table:table-cell office:value-type="float" office:value="0.540466392318244">
                <text:p>0.540466392318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873799725651577">
                <text:p>0.8737997256515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318244170096022">
                <text:p>0.318244170096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651577503429355">
                <text:p>0.6515775034293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0.984910836762688">
                <text:p>0.9849108367626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0342935528120713">
                <text:p>0.03429355281207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01171875">
                <text:p>0.201171875</text:p>
              </table:table-cell>
              <table:table-cell office:value-type="float" office:value="0.367626886145405">
                <text:p>0.3676268861454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700960219478738">
                <text:p>0.7009602194787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1171875">
                <text:p>0.451171875</text:p>
              </table:table-cell>
              <table:table-cell office:value-type="float" office:value="0.145404663923182">
                <text:p>0.145404663923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478737997256516">
                <text:p>0.4787379972565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0.812071330589849">
                <text:p>0.8120713305898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56515775034294">
                <text:p>0.2565157750342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589849108367627">
                <text:p>0.5898491083676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92318244170096">
                <text:p>0.923182441700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69921875">
                <text:p>0.169921875</text:p>
              </table:table-cell>
              <table:table-cell office:value-type="float" office:value="0.0713305898491084">
                <text:p>0.07133058984910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04663923182442">
                <text:p>0.4046639231824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19921875">
                <text:p>0.419921875</text:p>
              </table:table-cell>
              <table:table-cell office:value-type="float" office:value="0.737997256515775">
                <text:p>0.7379972565157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82441700960219">
                <text:p>0.182441700960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515775034293553">
                <text:p>0.5157750342935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849108367626886">
                <text:p>0.8491083676268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57421875">
                <text:p>0.357421875</text:p>
              </table:table-cell>
              <table:table-cell office:value-type="float" office:value="0.293552812071331">
                <text:p>0.2935528120713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626886145404664">
                <text:p>0.626886145404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32421875">
                <text:p>0.232421875</text:p>
              </table:table-cell>
              <table:table-cell office:value-type="float" office:value="0.960219478737997">
                <text:p>0.9602194787379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108367626886145">
                <text:p>0.1083676268861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2421875">
                <text:p>0.482421875</text:p>
              </table:table-cell>
              <table:table-cell office:value-type="float" office:value="0.441700960219479">
                <text:p>0.4417009602194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775034293552812">
                <text:p>0.775034293552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296875">
                <text:p>0.029296875</text:p>
              </table:table-cell>
              <table:table-cell office:value-type="float" office:value="0.219478737997256">
                <text:p>0.2194787379972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55281207133059">
                <text:p>0.552812071330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79296875">
                <text:p>0.279296875</text:p>
              </table:table-cell>
              <table:table-cell office:value-type="float" office:value="0.886145404663923">
                <text:p>0.886145404663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330589849108368">
                <text:p>0.3305898491083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54296875">
                <text:p>0.154296875</text:p>
              </table:table-cell>
              <table:table-cell office:value-type="float" office:value="0.663923182441701">
                <text:p>0.6639231824417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997256515775034">
                <text:p>0.9972565157750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4296875">
                <text:p>0.404296875</text:p>
              </table:table-cell>
              <table:table-cell office:value-type="float" office:value="0.00274348422496571">
                <text:p>0.002743484224965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336076817558299">
                <text:p>0.336076817558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669410150891632">
                <text:p>0.669410150891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113854595336077">
                <text:p>0.1138545953360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41796875">
                <text:p>0.341796875</text:p>
              </table:table-cell>
              <table:table-cell office:value-type="float" office:value="0.44718792866941">
                <text:p>0.447187928669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780521262002743">
                <text:p>0.7805212620027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16796875">
                <text:p>0.216796875</text:p>
              </table:table-cell>
              <table:table-cell office:value-type="float" office:value="0.224965706447188">
                <text:p>0.2249657064471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558299039780521">
                <text:p>0.5582990397805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66796875">
                <text:p>0.466796875</text:p>
              </table:table-cell>
              <table:table-cell office:value-type="float" office:value="0.891632373113855">
                <text:p>0.8916323731138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397805212620027">
                <text:p>0.03978052126200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373113854595336">
                <text:p>0.3731138545953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706447187928669">
                <text:p>0.7064471879286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0.150891632373114">
                <text:p>0.150891632373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484224965706447">
                <text:p>0.4842249657064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0.81755829903978">
                <text:p>0.81755829903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